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1.558cm" style:rel-column-width="5806*"/>
    </style:style>
    <style:style style:name="Tabelle1.B" style:family="table-column">
      <style:table-column-properties style:column-width="2.337cm" style:rel-column-width="8710*"/>
    </style:style>
    <style:style style:name="Tabelle1.E" style:family="table-column">
      <style:table-column-properties style:column-width="1.559cm" style:rel-column-width="5807*"/>
    </style:style>
    <style:style style:name="Tabelle1.F" style:family="table-column">
      <style:table-column-properties style:column-width="2.004cm" style:rel-column-width="7465*"/>
    </style:style>
    <style:style style:name="Tabelle1.J" style:family="table-column">
      <style:table-column-properties style:column-width="1.559cm" style:rel-column-width="5811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J1" style:family="table-cell">
      <style:table-cell-properties fo:padding="0.097cm" fo:border="0.002cm solid #000000"/>
    </style:style>
    <style:style style:name="Tabelle1.C2" style:family="table-cell">
      <style:table-cell-properties fo:padding="0.097cm" fo:border-left="0.002cm solid #000000" fo:border-right="none" fo:border-top="none" fo:border-bottom="0.002cm solid #000000"/>
    </style:style>
    <style:style style:name="Tabelle1.J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.59cm" table:align="margins"/>
    </style:style>
    <style:style style:name="Tabelle2.A" style:family="table-column">
      <style:table-column-properties style:column-width="5.863cm" style:rel-column-width="2184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8pt" style:font-name-asian="Monospace" style:font-size-asian="8pt" style:font-name-complex="Monospace" style:font-size-complex="8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style:font-name-asian="Monospace" style:font-size-asian="8pt" style:font-name-complex="Monospace" style:font-size-complex="8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Arial" fo:font-size="14pt" style:font-size-asian="14pt" style:font-size-complex="14pt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1pt" style:font-name-asian="Monospace" style:font-size-asian="11pt" style:font-name-complex="Monospace" style:font-size-complex="11pt"/>
    </style:style>
    <style:style style:name="P10" style:family="paragraph" style:parent-style-name="Standard">
      <style:text-properties fo:color="#000000" style:font-name="Monospace" fo:font-size="8pt" style:font-name-asian="Monospace" style:font-size-asian="8pt" style:font-name-complex="Monospace" style:font-size-complex="8pt"/>
    </style:style>
    <style:style style:name="P11" style:family="paragraph" style:parent-style-name="Text_20_body">
      <style:text-properties fo:color="#000000" style:font-name="Monospace" fo:font-size="8pt" style:font-name-asian="Monospace" style:font-size-asian="8pt" style:font-name-complex="Monospace" style:font-size-complex="8pt"/>
    </style:style>
    <style:style style:name="P12" style:family="paragraph" style:parent-style-name="Text_20_body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Text_20_body">
      <style:text-properties fo:font-size="8pt" style:font-size-asian="8pt" style:font-size-complex="8pt"/>
    </style:style>
    <style:style style:name="P14" style:family="paragraph" style:parent-style-name="Table_20_Contents">
      <style:text-properties fo:font-size="10pt" style:font-size-asian="10pt" style:font-size-complex="10pt"/>
    </style:style>
    <style:style style:name="P15" style:family="paragraph" style:parent-style-name="Table_20_Contents">
      <style:text-properties fo:font-size="10pt" style:font-size-asian="10pt" style:font-size-complex="10pt" style:text-rotation-angle="90" style:text-rotation-scale="line-height"/>
    </style:style>
    <style:style style:name="P16" style:family="paragraph" style:parent-style-name="Table_20_Contents">
      <style:paragraph-properties fo:text-align="start" style:justify-single-word="false"/>
      <style:text-properties fo:font-size="10pt" style:font-size-asian="10pt" style:font-size-complex="10pt" style:text-rotation-angle="90" style:text-rotation-scale="line-height"/>
    </style:style>
    <style:style style:name="P1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1" fo:font-size="10pt" style:font-name-asian="Webdings" style:font-size-asian="10pt" style:font-name-complex="Webdings" style:font-size-complex="10pt"/>
    </style:style>
    <style:style style:name="P19" style:family="paragraph" style:parent-style-name="Preformatted_20_Text">
      <style:paragraph-properties loext:contextual-spacing="false" fo:margin-top="0cm" fo:margin-bottom="0.499cm"/>
    </style:style>
    <style:style style:name="P20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2" style:family="paragraph" style:parent-style-name="Standard" style:list-style-name="L1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23" style:family="paragraph" style:parent-style-name="Standard" style:list-style-name="L2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24" style:family="paragraph" style:parent-style-name="Standard" style:list-style-name="L1">
      <style:paragraph-properties fo:text-align="start" style:justify-single-word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5" style:family="paragraph" style:parent-style-name="Standard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6" style:family="paragraph" style:parent-style-name="Standard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P27" style:family="paragraph" style:parent-style-name="Standard" style:list-style-name="L1">
      <style:paragraph-properties fo:text-align="start" style:justify-single-word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8" style:family="paragraph" style:parent-style-name="Standard" style:list-style-name="L1">
      <style:paragraph-properties fo:text-align="start" style:justify-single-word="false" style:text-autospace="none"/>
      <style:text-properties fo:color="#2a00ff" style:font-name="Monospace" fo:font-size="10pt" style:font-name-asian="Monospace" style:font-size-asian="10pt" style:font-name-complex="Monospace" style:font-size-complex="10pt"/>
    </style:style>
    <style:style style:name="P29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fo:color="#000000" style:font-name="Arial" fo:font-size="14pt" style:font-size-asian="14pt" style:font-size-complex="14pt"/>
    </style:style>
    <style:style style:name="P30" style:family="paragraph" style:parent-style-name="Text_20_body" style:list-style-name="L1"/>
    <style:style style:name="P31" style:family="paragraph" style:parent-style-name="Text_20_body" style:list-style-name="L1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32" style:family="paragraph" style:parent-style-name="Text_20_body" style:list-style-name="L1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33" style:family="paragraph" style:parent-style-name="Text_20_body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4" style:family="paragraph" style:parent-style-name="Text_20_body" style:list-style-name="L3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5" style:family="paragraph" style:parent-style-name="Text_20_body" style:list-style-name="L1">
      <style:text-properties style:use-window-font-color="true" style:font-name="Times New Roman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P36" style:family="paragraph" style:parent-style-name="Text_20_body" style:list-style-name="L1">
      <style:paragraph-properties fo:text-align="start" style:justify-single-word="false" style:text-autospace="none"/>
      <style:text-properties style:font-name="Times New Roman" fo:font-size="12pt" style:font-name-asian="Monospace" style:font-size-asian="12pt" style:font-name-complex="Monospace" style:font-size-complex="12pt"/>
    </style:style>
    <style:style style:name="P37" style:family="paragraph" style:parent-style-name="Text_20_body" style:list-style-name="L1">
      <style:text-properties style:font-name="Times New Roman" fo:font-size="12pt" style:font-name-asian="Monospace" style:font-size-asian="12pt" style:font-name-complex="Monospace" style:font-size-complex="12pt"/>
    </style:style>
    <style:style style:name="P38" style:family="paragraph" style:parent-style-name="Text_20_body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" style:family="text">
      <style:text-properties fo:color="#7f0055" style:font-name="Monospace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7f0055" style:font-name="Monospace" fo:font-weight="bold" style:font-name-asian="Monospace" style:font-weight-asian="bold" style:font-name-complex="Monospace" style:font-weight-complex="bold"/>
    </style:style>
    <style:style style:name="T5" style:family="text">
      <style:text-properties fo:color="#7f0055" style:font-name="Monospace1" fo:font-size="10pt" fo:font-weight="bold" style:font-size-asian="10pt" style:font-weight-asian="bold"/>
    </style:style>
    <style:style style:name="T6" style:family="text">
      <style:text-properties fo:color="#000000"/>
    </style:style>
    <style:style style:name="T7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8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9" style:family="text">
      <style:text-properties fo:color="#000000" style:font-name="Monospace" fo:font-size="10pt" style:font-size-asian="10pt" style:font-size-complex="10pt"/>
    </style:style>
    <style:style style:name="T10" style:family="text">
      <style:text-properties fo:color="#000000" style:font-name="Monospace" style:font-name-asian="Monospace" style:font-name-complex="Monospace"/>
    </style:style>
    <style:style style:name="T11" style:family="text">
      <style:text-properties fo:color="#000000" style:text-underline-style="solid" style:text-underline-width="auto" style:text-underline-color="font-color"/>
    </style:style>
    <style:style style:name="T12" style:family="text">
      <style:text-properties fo:color="#000000" fo:font-style="italic" style:font-style-asian="italic" style:font-style-complex="italic"/>
    </style:style>
    <style:style style:name="T13" style:family="text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T14" style:family="text">
      <style:text-properties fo:color="#000000" style:font-name-asian="Monospace" style:font-name-complex="Monospace"/>
    </style:style>
    <style:style style:name="T15" style:family="text">
      <style:text-properties fo:color="#000000" style:font-name="Monospace1" fo:font-size="10pt" style:font-size-asian="10pt"/>
    </style:style>
    <style:style style:name="T16" style:family="text">
      <style:text-properties fo:color="#000000" style:font-name="Monospace1" fo:font-size="10pt" style:text-underline-style="solid" style:text-underline-width="auto" style:text-underline-color="font-color" style:font-size-asian="10pt"/>
    </style:style>
    <style:style style:name="T17" style:family="text">
      <style:text-properties fo:color="#000000" style:font-name="Monospace1" fo:font-size="10pt" fo:font-style="italic" style:font-size-asian="10pt" style:font-style-asian="italic"/>
    </style:style>
    <style:style style:name="T18" style:family="text">
      <style:text-properties fo:color="#2a00ff"/>
    </style:style>
    <style:style style:name="T19" style:family="text">
      <style:text-properties fo:color="#2a00ff" style:font-name="Monospace" style:font-name-asian="Monospace" style:font-name-complex="Monospace"/>
    </style:style>
    <style:style style:name="T20" style:family="text">
      <style:text-properties fo:color="#2a00ff" style:font-name="Monospace" fo:font-size="10pt" style:font-name-asian="Monospace" style:font-size-asian="10pt" style:font-name-complex="Monospace" style:font-size-complex="10pt"/>
    </style:style>
    <style:style style:name="T21" style:family="text">
      <style:text-properties fo:color="#2a00ff" fo:font-weight="normal" style:font-weight-asian="normal" style:font-weight-complex="normal"/>
    </style:style>
    <style:style style:name="T22" style:family="text">
      <style:text-properties fo:color="#2a00ff" style:font-name="Monospace1" fo:font-size="10pt" style:font-size-asian="10pt"/>
    </style:style>
    <style:style style:name="T23" style:family="text">
      <style:text-properties fo:color="#0000c0"/>
    </style:style>
    <style:style style:name="T24" style:family="text">
      <style:text-properties fo:color="#0000c0" fo:font-style="italic" style:font-style-asian="italic" style:font-style-complex="italic"/>
    </style:style>
    <style:style style:name="T25" style:family="text">
      <style:text-properties fo:color="#0000c0" style:font-name="Monospace" fo:font-size="10pt" fo:font-style="italic" style:font-size-asian="10pt" style:font-style-asian="italic" style:font-size-complex="10pt" style:font-style-complex="italic"/>
    </style:style>
    <style:style style:name="T26" style:family="text">
      <style:text-properties fo:color="#0000c0" style:font-name="Monospace" style:font-name-asian="Monospace" style:font-name-complex="Monospace"/>
    </style:style>
    <style:style style:name="T27" style:family="text">
      <style:text-properties fo:color="#0000c0" style:font-name="Monospace1" fo:font-size="10pt" fo:font-style="italic" fo:font-weight="bold" style:font-size-asian="10pt" style:font-style-asian="italic" style:font-weight-asian="bold"/>
    </style:style>
    <style:style style:name="T28" style:family="text">
      <style:text-properties fo:color="#646464"/>
    </style:style>
    <style:style style:name="T29" style:family="text">
      <style:text-properties fo:color="#3f7f5f"/>
    </style:style>
    <style:style style:name="T30" style:family="text">
      <style:text-properties fo:color="#3f7f5f" style:text-underline-style="solid" style:text-underline-width="auto" style:text-underline-color="font-color"/>
    </style:style>
    <style:style style:name="T31" style:family="text">
      <style:text-properties fo:color="#3f7f5f" style:font-name="Monospace1" fo:font-size="10pt" style:font-size-asian="10pt"/>
    </style:style>
    <style:style style:name="T32" style:family="text">
      <style:text-properties fo:color="#3f7f5f" style:font-name="Monospace1" fo:font-size="10pt" style:text-underline-style="solid" style:text-underline-width="auto" style:text-underline-color="font-color" style:font-size-asian="10pt"/>
    </style:style>
    <style:style style:name="T33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34" style:family="text">
      <style:text-properties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T35" style:family="text">
      <style:text-properties fo:color="#6a3e3e" style:font-name="Monospace1" fo:font-size="10pt" style:font-size-asian="10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__RefHeading__3364_418471081"/>Mustang Project Nutzerdokumentation<text:bookmark-end text:name="__RefHeading__3364_418471081"/></text:h>
      <text:p text:style-name="Text_20_body">Jochen Stärk</text:p>
      <text:p text:style-name="Text_20_body">zu Mustangproject 1.1.2, 15.06.2015</text:p>
      <text:p text:style-name="Text_20_body"><text:a xlink:type="simple" xlink:href="http://www.mustangproject.org/" text:style-name="Internet_20_link" text:visited-style-name="Visited_20_Internet_20_Link">http://www.mustangproject.org</text:a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0"><text:a xlink:type="simple" xlink:href="#__RefHeading__3364_418471081" text:style-name="Index_20_Link" text:visited-style-name="Index_20_Link">Mustang Project Nutzerdokumentation<text:tab/>1</text:a></text:p>
          <text:p text:style-name="P20"><text:a xlink:type="simple" xlink:href="#__RefHeading__3366_418471081" text:style-name="Index_20_Link" text:visited-style-name="Index_20_Link">Über Mustangproject<text:tab/>1</text:a></text:p>
          <text:p text:style-name="P20"><text:a xlink:type="simple" xlink:href="#__RefHeading__3368_418471081" text:style-name="Index_20_Link" text:visited-style-name="Index_20_Link">Übersicht von ZUGFeRD-Lösungen<text:tab/>1</text:a></text:p>
          <text:p text:style-name="P20"><text:a xlink:type="simple" xlink:href="#__RefHeading__3370_418471081" text:style-name="Index_20_Link" text:visited-style-name="Index_20_Link">Download/Projekteinrichtung<text:tab/>2</text:a></text:p>
          <text:p text:style-name="P21"><text:a xlink:type="simple" xlink:href="#__RefHeading__3544_418471081" text:style-name="Index_20_Link" text:visited-style-name="Index_20_Link">Source code<text:tab/>2</text:a></text:p>
          <text:p text:style-name="P21"><text:a xlink:type="simple" xlink:href="#__RefHeading__3372_418471081" text:style-name="Index_20_Link" text:visited-style-name="Index_20_Link">Projekteinrichtung ohne Maven<text:tab/>2</text:a></text:p>
          <text:p text:style-name="P21"><text:a xlink:type="simple" xlink:href="#__RefHeading__3374_418471081" text:style-name="Index_20_Link" text:visited-style-name="Index_20_Link">Mit Maven<text:tab/>3</text:a></text:p>
          <text:p text:style-name="P20"><text:a xlink:type="simple" xlink:href="#__RefHeading__3376_418471081" text:style-name="Index_20_Link" text:visited-style-name="Index_20_Link">Lesen von ZUGFeRD-Daten<text:tab/>3</text:a></text:p>
          <text:p text:style-name="P21"><text:a xlink:type="simple" xlink:href="#__RefHeading__3378_418471081" text:style-name="Index_20_Link" text:visited-style-name="Index_20_Link">Komplettes Lesebeispiel <text:tab/>3</text:a></text:p>
          <text:p text:style-name="P20"><text:a xlink:type="simple" xlink:href="#__RefHeading__3380_418471081" text:style-name="Index_20_Link" text:visited-style-name="Index_20_Link">Schreiben einer ZUGFeRD-PDF-Datei<text:tab/>4</text:a></text:p>
          <text:p text:style-name="P21"><text:a xlink:type="simple" xlink:href="#__RefHeading__3382_418471081" text:style-name="Index_20_Link" text:visited-style-name="Index_20_Link">Komplettes Schreibbeispiel<text:tab/>7</text:a></text:p>
          <text:p text:style-name="P21"><text:a xlink:type="simple" xlink:href="#__RefHeading__3546_418471081" text:style-name="Index_20_Link" text:visited-style-name="Index_20_Link">Schreiben eigener XML-Daten<text:tab/>11</text:a></text:p>
          <text:p text:style-name="P21"><text:a xlink:type="simple" xlink:href="#__RefHeading__3566_2068240485" text:style-name="Index_20_Link" text:visited-style-name="Index_20_Link">Zusatzfunktionen<text:tab/>11</text:a></text:p>
        </text:index-body>
      </text:table-of-content>
      <text:p text:style-name="Text_20_body"><text:s/></text:p>
      <text:h text:style-name="Heading_20_2" text:outline-level="2"><text:bookmark-start text:name="__RefHeading__3366_418471081"/>Über Mustangproject<text:bookmark-end text:name="__RefHeading__3366_418471081"/></text:h>
      <text:p text:style-name="Text_20_body">Mustangproject ist eine <text:s/>Java-Bibliothek zur Unterstützung von erweiterten („ZUGFeRD“-)Metadaten in PDF-Rechnungsdateien. Sie verwendet als Eingabe PDF/A-Dateien, benötigt die Apache PDFBox-Bibliothek und unterliegt wie diese der APL-Lizenz. Sie ist daher, entsprechend den Richtlinien der Apache Public License, unter Einbettung einer entsprechenden „Notice“-Datei kostenlos einsetzbar in kommerziellen und nichtkommerziellen Projekten.</text:p>
      <text:h text:style-name="Heading_20_2" text:outline-level="2"><text:bookmark-start text:name="__RefHeading__3368_418471081"/>Übersicht von ZUGFeRD-Lösungen<text:bookmark-end text:name="__RefHeading__3368_418471081"/></text:h>
      <text:p text:style-name="Text_20_body"/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A"/>
        <table:table-column table:style-name="Tabelle1.E"/>
        <table:table-column table:style-name="Tabelle1.F"/>
        <table:table-column table:style-name="Tabelle1.A"/>
        <table:table-column table:style-name="Tabelle1.E" table:number-columns-repeated="2"/>
        <table:table-column table:style-name="Tabelle1.J"/>
        <table:table-row>
          <table:table-cell table:style-name="Tabelle1.A1" table:number-rows-spanned="2" office:value-type="string">
            <text:p text:style-name="P14"/>
          </table:table-cell>
          <table:table-cell table:style-name="Tabelle1.A1" table:number-rows-spanned="2" office:value-type="string">
            <text:p text:style-name="P14">Plattform</text:p>
          </table:table-cell>
          <table:table-cell table:style-name="Tabelle1.A1" table:number-columns-spanned="4" office:value-type="string">
            <text:p text:style-name="P17">Funktionsumfang</text:p>
          </table:table-cell>
          <table:covered-table-cell/>
          <table:covered-table-cell/>
          <table:covered-table-cell/>
          <table:table-cell table:style-name="Tabelle1.A1" table:number-columns-spanned="3" office:value-type="string">
            <text:p text:style-name="P17">Geeignet für</text:p>
          </table:table-cell>
          <table:covered-table-cell/>
          <table:covered-table-cell/>
          <table:table-cell table:style-name="Tabelle1.J1" table:number-rows-spanned="2" office:value-type="string">
            <text:p text:style-name="P14">Preis</text:p>
          </table:table-cell>
        </table:table-row>
        <table:table-row>
          <table:covered-table-cell/>
          <table:covered-table-cell/>
          <table:table-cell table:style-name="Tabelle1.C2" office:value-type="string">
            <text:p text:style-name="P16">Lesen</text:p>
          </table:table-cell>
          <table:table-cell table:style-name="Tabelle1.C2" office:value-type="string">
            <text:p text:style-name="P15">XML erzeugen</text:p>
          </table:table-cell>
          <table:table-cell table:style-name="Tabelle1.C2" office:value-type="string">
            <text:p text:style-name="P16">PDF Schreiben</text:p>
          </table:table-cell>
          <table:table-cell table:style-name="Tabelle1.C2" office:value-type="string">
            <text:p text:style-name="P16">PDF/A-Umwandlung</text:p>
          </table:table-cell>
          <table:table-cell table:style-name="Tabelle1.C2" office:value-type="string">
            <text:p text:style-name="P15">Kommerz. Software</text:p>
          </table:table-cell>
          <table:table-cell table:style-name="Tabelle1.C2" office:value-type="string">
            <text:p text:style-name="P15">Freeware</text:p>
          </table:table-cell>
          <table:table-cell table:style-name="Tabelle1.C2" office:value-type="string">
            <text:p text:style-name="P15">Open Source</text:p>
          </table:table-cell>
          <table:covered-table-cell/>
        </table:table-row>
        <table:table-row>
          <table:table-cell table:style-name="Tabelle1.C2" office:value-type="string">
            <text:p text:style-name="P14">intarsys</text:p>
          </table:table-cell>
          <table:table-cell table:style-name="Tabelle1.C2" office:value-type="string">
            <text:p text:style-name="P14">Jav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Nein</text:p>
          </table:table-cell>
          <table:table-cell table:style-name="Tabelle1.J3" office:value-type="string">
            <text:p text:style-name="P14">a.A.</text:p>
          </table:table-cell>
        </table:table-row>
        <table:table-row>
          <table:table-cell table:style-name="Tabelle1.C2" office:value-type="string">
            <text:p text:style-name="P14">Konik</text:p>
          </table:table-cell>
          <table:table-cell table:style-name="Tabelle1.C2" office:value-type="string">
            <text:p text:style-name="P14">Jav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Nein</text:p>
          </table:table-cell>
          <table:table-cell table:style-name="Tabelle1.C2" office:value-type="string">
            <text:p text:style-name="P18">Nein</text:p>
          </table:table-cell>
          <table:table-cell table:style-name="Tabelle1.C2" office:value-type="string">
            <text:p text:style-name="P18">Nein</text:p>
          </table:table-cell>
          <table:table-cell table:style-name="Tabelle1.C2" office:value-type="string">
            <text:p text:style-name="P18">Ja</text:p>
          </table:table-cell>
          <table:table-cell table:style-name="Tabelle1.J3" office:value-type="string">
            <text:p text:style-name="P14">0 €</text:p>
          </table:table-cell>
        </table:table-row>
        <table:table-row>
          <table:table-cell table:style-name="Tabelle1.C2" office:value-type="string">
            <text:p text:style-name="P14">Mustang</text:p>
          </table:table-cell>
          <table:table-cell table:style-name="Tabelle1.C2" office:value-type="string">
            <text:p text:style-name="P14">Jav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Nein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Ja</text:p>
          </table:table-cell>
          <table:table-cell table:style-name="Tabelle1.J3" office:value-type="string">
            <text:p text:style-name="P14">0 €</text:p>
          </table:table-cell>
        </table:table-row>
        <text:soft-page-break/>
        <table:table-row>
          <table:table-cell table:style-name="Tabelle1.C2" office:value-type="string">
            <text:p text:style-name="P14">https://github.com/stephanstapel/ZUGFeRD-csharp</text:p>
          </table:table-cell>
          <table:table-cell table:style-name="Tabelle1.C2" office:value-type="string">
            <text:p text:style-name="P14">C#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Nein</text:p>
          </table:table-cell>
          <table:table-cell table:style-name="Tabelle1.C2" office:value-type="string">
            <text:p text:style-name="P18">Nein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Ja</text:p>
          </table:table-cell>
          <table:table-cell table:style-name="Tabelle1.J3" office:value-type="string">
            <text:p text:style-name="P14">0 €</text:p>
          </table:table-cell>
        </table:table-row>
      </table:table>
      <text:p text:style-name="Standard"/>
      <text:p text:style-name="Text_20_body"/>
      <text:p text:style-name="Text_20_body"/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Table_20_Contents">Mustang</text:p>
          </table:table-cell>
          <table:table-cell table:style-name="Tabelle2.C1" office:value-type="string">
            <text:p text:style-name="Table_20_Contents">Konik</text:p>
          </table:table-cell>
        </table:table-row>
        <table:table-row>
          <table:table-cell table:style-name="Tabelle2.A2" office:value-type="string">
            <text:p text:style-name="Table_20_Contents">Quellformat</text:p>
          </table:table-cell>
          <table:table-cell table:style-name="Tabelle2.A2" office:value-type="string">
            <text:p text:style-name="Table_20_Contents">PDF-A1, PDF-A3</text:p>
          </table:table-cell>
          <table:table-cell table:style-name="Tabelle2.C2" office:value-type="string">
            <text:p text:style-name="Table_20_Contents">PDF, PDF-A1, PDF-A3</text:p>
          </table:table-cell>
        </table:table-row>
        <table:table-row>
          <table:table-cell table:style-name="Tabelle2.A2" office:value-type="string">
            <text:p text:style-name="Table_20_Contents">Bibliothek</text:p>
          </table:table-cell>
          <table:table-cell table:style-name="Tabelle2.A2" office:value-type="string">
            <text:p text:style-name="Table_20_Contents">PDFBox</text:p>
          </table:table-cell>
          <table:table-cell table:style-name="Tabelle2.C2" office:value-type="string">
            <text:p text:style-name="Table_20_Contents">iText</text:p>
          </table:table-cell>
        </table:table-row>
        <table:table-row>
          <table:table-cell table:style-name="Tabelle2.A2" office:value-type="string">
            <text:p text:style-name="Table_20_Contents">Programmiersprachen</text:p>
          </table:table-cell>
          <table:table-cell table:style-name="Tabelle2.A2" office:value-type="string">
            <text:p text:style-name="Table_20_Contents">Java</text:p>
          </table:table-cell>
          <table:table-cell table:style-name="Tabelle2.C2" office:value-type="string">
            <text:p text:style-name="Table_20_Contents">Java, .net</text:p>
          </table:table-cell>
        </table:table-row>
        <table:table-row>
          <table:table-cell table:style-name="Tabelle2.A2" office:value-type="string">
            <text:p text:style-name="Table_20_Contents">Abstraktion auf Geschäftsprozessebene</text:p>
          </table:table-cell>
          <table:table-cell table:style-name="Tabelle2.A2" office:value-type="string">
            <text:p text:style-name="Table_20_Contents">Ja</text:p>
          </table:table-cell>
          <table:table-cell table:style-name="Tabelle2.C2" office:value-type="string">
            <text:p text:style-name="Table_20_Contents">Nein</text:p>
          </table:table-cell>
        </table:table-row>
        <table:table-row>
          <table:table-cell table:style-name="Tabelle2.A2" office:value-type="string">
            <text:p text:style-name="Table_20_Contents">Validierer</text:p>
          </table:table-cell>
          <table:table-cell table:style-name="Tabelle2.A2" office:value-type="string">
            <text:p text:style-name="Table_20_Contents">Nein</text:p>
          </table:table-cell>
          <table:table-cell table:style-name="Tabelle2.C2" office:value-type="string">
            <text:p text:style-name="Table_20_Contents">Ja</text:p>
          </table:table-cell>
        </table:table-row>
        <table:table-row>
          <table:table-cell table:style-name="Tabelle2.A2" office:value-type="string">
            <text:p text:style-name="Table_20_Contents">Permissiv</text:p>
          </table:table-cell>
          <table:table-cell table:style-name="Tabelle2.A2" office:value-type="string">
            <text:p text:style-name="Table_20_Contents">Ja</text:p>
          </table:table-cell>
          <table:table-cell table:style-name="Tabelle2.C2" office:value-type="string">
            <text:p text:style-name="Table_20_Contents">Nein</text:p>
          </table:table-cell>
        </table:table-row>
        <table:table-row>
          <table:table-cell table:style-name="Tabelle2.A2" office:value-type="string">
            <text:p text:style-name="Table_20_Contents">Lizenz</text:p>
          </table:table-cell>
          <table:table-cell table:style-name="Tabelle2.A2" office:value-type="string">
            <text:p text:style-name="Table_20_Contents">APL</text:p>
          </table:table-cell>
          <table:table-cell table:style-name="Tabelle2.C2" office:value-type="string">
            <text:p text:style-name="Table_20_Contents">GPL</text:p>
          </table:table-cell>
        </table:table-row>
      </table:table>
      <text:p text:style-name="Text_20_body"/>
      <text:h text:style-name="Heading_20_2" text:outline-level="2"><text:bookmark-start text:name="__RefHeading__3370_418471081"/>Download/Projekteinrichtung<text:bookmark-end text:name="__RefHeading__3370_418471081"/></text:h>
      <text:h text:style-name="Heading_20_3" text:outline-level="3"><text:bookmark-start text:name="__RefHeading__3544_418471081"/>Source code<text:bookmark-end text:name="__RefHeading__3544_418471081"/></text:h>
      <text:p text:style-name="Text_20_body">Heimat der Mustangprojekt-Quelltexte ist <text:a xlink:type="simple" xlink:href="https://github.com/Rayman2200/PDFA3" text:style-name="Internet_20_link" text:visited-style-name="Visited_20_Internet_20_Link">https://github.com/Rayman2200/PDFA3</text:a></text:p>
      <text:h text:style-name="Heading_20_3" text:outline-level="3"><text:bookmark-start text:name="__RefHeading__3372_418471081"/>Projekteinrichtung ohne Maven<text:bookmark-end text:name="__RefHeading__3372_418471081"/></text:h>
      <text:p text:style-name="Text_20_body">Mit installiertem OpenOffice.org oder LibreOffice und Eclipse for Java.</text:p>
      <text:list xml:id="list8601192966440777959" text:style-name="L1">
        <text:list-item>
          <text:p text:style-name="P30">Starten Sie Eclipse, Neues Java-Eclipse-Projekt erstellen, beispielsweise „MustangSample“.</text:p>
        </text:list-item>
        <text:list-item>
          <text:p text:style-name="P30"><text:s/>Wechseln Sie in der Shell in den erstellten Ordner.</text:p>
        </text:list-item>
        <text:list-item>
          <text:p text:style-name="P30">Download von</text:p>
          <text:list>
            <text:list-item>
              <text:p text:style-name="P30">Apache PDFBox</text:p>
              <text:list>
                <text:list-item>
                  <text:p text:style-name="P30">Downloaden Sie http://apache.openmirror.de/pdfbox/1.8.8/pdfbox-1.8.8.jar </text:p>
                </text:list-item>
                <text:list-item>
                  <text:p text:style-name="P30">Downloaden Sie http://apache.openmirror.de/pdfbox/1.8.8/preflight-app-1.8.8.jar </text:p>
                </text:list-item>
                <text:list-item>
                  <text:p text:style-name="P30">Downloaden Sie http://apache.openmirror.de/pdfbox/1.8.8/xmpbox-1.8.8.jar <text:s/></text:p>
                </text:list-item>
              </text:list>
            </text:list-item>
            <text:list-item>
              <text:p text:style-name="P30">Mustang</text:p>
              <text:list>
                <text:list-item>
                  <text:p text:style-name="P30">Downloaden Sie <text:a xlink:type="simple" xlink:href="http://mustangproject.org/deploy/mustang-1.1.2.jar" text:style-name="Internet_20_link" text:visited-style-name="Visited_20_Internet_20_Link">http://mustangproject.org/deploy/mustang-1.1.2.jar</text:a></text:p>
                </text:list-item>
                <text:list-item>
                  <text:p text:style-name="P30">Downloaden Sie <text:s/><text:a xlink:type="simple" xlink:href="http://mustangproject.org/deploy/NOTICE" text:style-name="Internet_20_link" text:visited-style-name="Visited_20_Internet_20_Link">http://mustangproject.org/deploy/NOTICE</text:a></text:p>
                </text:list-item>
              </text:list>
            </text:list-item>
            <text:list-item>
              <text:p text:style-name="P30"><text:soft-page-break/>Laden Sie </text:p>
              <text:list>
                <text:list-item>
                  <text:p text:style-name="P30">das Lesebeispiel von <text:a xlink:type="simple" xlink:href="http://www.mustangproject.org/MustangGnuaccountingBeispielRE-20140628_502" text:style-name="Internet_20_link" text:visited-style-name="Visited_20_Internet_20_Link">http://www.mustangproject.org/MustangGnuaccountingBeispielRE-20140703_502.pdf</text:a></text:p>
                </text:list-item>
                <text:list-item>
                  <text:p text:style-name="P30">und entweder</text:p>
                  <text:list>
                    <text:list-item>
                      <text:p text:style-name="P30">die Quelldatei im OpenOffice.org-Format <text:a xlink:type="simple" xlink:href="http://www.mustangproject.org/MustangGnuaccountingBeispielRE-20150613_503.odt" text:style-name="Internet_20_link" text:visited-style-name="Visited_20_Internet_20_Link">http://www.mustangproject.org/MustangGnuaccountingBeispielRE-20150613_503.odt</text:a> <text:s/>und</text:p>
                      <text:list>
                        <text:list-item>
                          <text:p text:style-name="P30">Öffnen Sie die Datei in OpenOffice.org</text:p>
                        </text:list-item>
                        <text:list-item>
                          <text:p text:style-name="P30">Datei|Exportieren als PDF: Wichtig ist hier, dass Sie die Checkbox PDF/A-1a setzen</text:p>
                        </text:list-item>
                        <text:list-item>
                          <text:p text:style-name="P30">Speichern Sie die PDF-Datei beispielsweise als „<text:a xlink:type="simple" xlink:href="http://www.mustangproject.org/MustangGnuaccountingBeispielRE-20150613_503blanko.pdf" text:style-name="Internet_20_link" text:visited-style-name="Visited_20_Internet_20_Link">MustangGnuaccountingBeispielRE-20150613_503blanko.pdf</text:a>“ im MustangSample-Ordner</text:p>
                        </text:list-item>
                      </text:list>
                    </text:list-item>
                    <text:list-item>
                      <text:p text:style-name="P30">Alternativ laden Sie direkt die daraus erzeugte PDF-Datei noch ohne ZUGFeRD-Metadaten von <text:a xlink:type="simple" xlink:href="http://www.mustangproject.org/MustangGnuaccountingBeispielRE-20150613_503blanko.pdf" text:style-name="Internet_20_link" text:visited-style-name="Visited_20_Internet_20_Link">http://www.mustangproject.org/MustangGnuaccountingBeispielRE-20150613_503blanko.pdf</text:a> herunter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0">Wechseln Sie zurück zu Eclipse. Fügen Sie durch Rechtsklick auf das Projekt („Eigenschaften“) alle vier heruntergeladenen JAR-Dateien Projekteigenschaften als „externe Jars“ zum „Java Build Path“ Reiter „Bibliotheken“ hinzu.</text:p>
        </text:list-item>
      </text:list>
      <text:h text:style-name="Heading_20_3" text:outline-level="3"><text:bookmark-start text:name="__RefHeading__3374_418471081"/>Mit Maven<text:bookmark-end text:name="__RefHeading__3374_418471081"/></text:h>
      <text:p text:style-name="Text_20_body">Mit folgendem Repository</text:p>
      <text:p text:style-name="Text_20_body">&lt;repositories&gt;</text:p>
      <text:p text:style-name="Preformatted_20_Text"><text:s text:c="4"/>&lt;repository&gt;</text:p>
      <text:p text:style-name="Preformatted_20_Text"><text:s text:c="8"/>&lt;id&gt;mustang-mvn-repo&lt;/id&gt;</text:p>
      <text:p text:style-name="Preformatted_20_Text"><text:s text:c="8"/>&lt;url&gt;https://raw.github.com/Rayman2200/PDFA3/mvn-repo/&lt;/url&gt;</text:p>
      <text:p text:style-name="Preformatted_20_Text"><text:s text:c="4"/>&lt;/repository&gt;</text:p>
      <text:p text:style-name="P19">&lt;/repositories&gt;</text:p>
      <text:p text:style-name="Text_20_body">und folgender Dependency</text:p>
      <text:p text:style-name="Preformatted_20_Text">&lt;dependency&gt;</text:p>
      <text:p text:style-name="Preformatted_20_Text"><text:s text:c="2"/>&lt;groupId&gt;org.mustangproject.ZUGFeRD&lt;/groupId&gt;</text:p>
      <text:p text:style-name="Preformatted_20_Text"><text:s text:c="2"/>&lt;artifactId&gt;mustang&lt;/artifactId&gt;</text:p>
      <text:p text:style-name="Preformatted_20_Text"><text:s text:c="2"/>&lt;version&gt;1.1.2&lt;/version&gt;</text:p>
      <text:p text:style-name="P19">&lt;/dependency&gt;</text:p>
      <text:h text:style-name="Heading_20_2" text:outline-level="2"><text:bookmark-start text:name="__RefHeading__3376_418471081"/>Lesen von ZUGFeRD-Daten<text:bookmark-end text:name="__RefHeading__3376_418471081"/></text:h>
      <text:list xml:id="list807460202" text:continue-numbering="true" text:style-name="L1">
        <text:list-item>
          <text:p text:style-name="P31">Erstellen Sie eine neue Java-Klasse unterhalb von src, beispielsweise MustangReader. inklusive „Public static void main()“ <text:s/></text:p>
        </text:list-item>
        <text:list-item>
          <text:p text:style-name="P22">Geben Sie innerhalb von Main „ZUGFeRDImporter zi=<text:span text:style-name="T1">new</text:span> ZUGFeRDImporter();“ ein und lassen Sie den Import durch STRG+SHIFT+O ergänzen</text:p>
        </text:list-item>
        <text:list-item>
          <text:p text:style-name="P22">verwenden Sie zi.extract(PDF-Dateiname) und ggf. canParse() um festzustellen ob es sich um <text:soft-page-break/>ZUGFeRD-Daten handelt. </text:p>
        </text:list-item>
        <text:list-item>
          <text:p text:style-name="P22">Nach zi.parse() haben Sie Zugriff auf die getter wie getAmount()</text:p>
        </text:list-item>
        <text:list-item>
          <text:p text:style-name="P22">Welche Daten enthalten sind, können Sie der XML-Datei entnehmen die im ZUGFeRD-Beispiel-PDF eingebettet ist</text:p>
        </text:list-item>
      </text:list>
      <text:p text:style-name="P9"/>
      <text:h text:style-name="Heading_20_3" text:outline-level="3"><text:bookmark-start text:name="__RefHeading__3378_418471081"/>Komplettes Lesebeispiel <text:bookmark-end text:name="__RefHeading__3378_418471081"/></text:h>
      <text:list xml:id="list1109982594" text:continue-numbering="true" text:style-name="L1">
        <text:list-header>
          <text:p text:style-name="P24"><text:s/></text:p>
        </text:list-header>
      </text:list>
      <text:p text:style-name="P10"><text:span text:style-name="T1">package</text:span> sample;</text:p>
      <text:p text:style-name="P6"/>
      <text:p text:style-name="P6"><text:span text:style-name="T1">import</text:span><text:span text:style-name="T6"> org.mustangproject.ZUGFeRD.ZUGFeRDImporter;</text:span></text:p>
      <text:p text:style-name="P6"/>
      <text:p text:style-name="P6"><text:span text:style-name="T1">public</text:span><text:span text:style-name="T6"> </text:span><text:span text:style-name="T1">class</text:span><text:span text:style-name="T6"> Read {</text:span></text:p>
      <text:p text:style-name="P6"/>
      <text:p text:style-name="P6"><text:span text:style-name="T6"><text:tab/></text:span><text:span text:style-name="T1">public</text:span><text:span text:style-name="T6"> </text:span><text:span text:style-name="T1">static</text:span><text:span text:style-name="T6"> </text:span><text:span text:style-name="T1">void</text:span><text:span text:style-name="T6"> main(String[] args) {</text:span></text:p>
      <text:p text:style-name="P6"><text:span text:style-name="T6"><text:tab/><text:tab/>ZUGFeRDImporter zi=</text:span><text:span text:style-name="T1">new</text:span><text:span text:style-name="T6"> ZUGFeRDImporter();</text:span></text:p>
      <text:p text:style-name="P6"><text:span text:style-name="T6"><text:tab/><text:tab/>zi.extract(</text:span><text:span text:style-name="T18">"./MustangGnuaccountingBeispielRE-20150613_503.pdf"</text:span><text:span text:style-name="T6">);</text:span></text:p>
      <text:p text:style-name="P6"><text:span text:style-name="T6"><text:tab/><text:tab/>System.</text:span><text:span text:style-name="T24">out</text:span><text:span text:style-name="T6">.println(</text:span><text:span text:style-name="T18">"Lese ZUGFeRD"</text:span><text:span text:style-name="T6">);</text:span></text:p>
      <text:p text:style-name="P6"><text:span text:style-name="T6"><text:tab/><text:tab/></text:span><text:span text:style-name="T1">if</text:span><text:span text:style-name="T6"> (zi.canParse()) {</text:span></text:p>
      <text:p text:style-name="P3"><text:tab/><text:tab/><text:tab/>zi.parse();</text:p>
      <text:p text:style-name="P6"><text:span text:style-name="T6"><text:tab/><text:tab/><text:tab/>System.</text:span><text:span text:style-name="T24">out</text:span><text:span text:style-name="T6">.println(</text:span><text:span text:style-name="T18">"Fälliger Betrag:"</text:span><text:span text:style-name="T6">+zi.getAmount());</text:span></text:p>
      <text:p text:style-name="P6"><text:span text:style-name="T6"><text:tab/><text:tab/><text:tab/>System.</text:span><text:span text:style-name="T24">out</text:span><text:span text:style-name="T6">.println(</text:span><text:span text:style-name="T18">"BIC:"</text:span><text:span text:style-name="T6">+zi.getBIC());</text:span></text:p>
      <text:p text:style-name="P6"><text:span text:style-name="T6"><text:tab/><text:tab/><text:tab/>System.</text:span><text:span text:style-name="T24">out</text:span><text:span text:style-name="T6">.println(</text:span><text:span text:style-name="T18">"IBAN:"</text:span><text:span text:style-name="T6">+zi.getIBAN());</text:span></text:p>
      <text:p text:style-name="P6"><text:span text:style-name="T6"><text:tab/><text:tab/><text:tab/>System.</text:span><text:span text:style-name="T24">out</text:span><text:span text:style-name="T6">.println(</text:span><text:span text:style-name="T18">"Kontoinhaber:"</text:span><text:span text:style-name="T6">+zi.getHolder());</text:span></text:p>
      <text:p text:style-name="P6"><text:span text:style-name="T6"><text:tab/><text:tab/><text:tab/>System.</text:span><text:span text:style-name="T24">out</text:span><text:span text:style-name="T6">.println(</text:span><text:span text:style-name="T18">"Rechnungsnr:"</text:span><text:span text:style-name="T6">+zi.getForeignReference());</text:span></text:p>
      <text:p text:style-name="P3"><text:tab/><text:tab/><text:tab/></text:p>
      <text:p text:style-name="P3"><text:tab/><text:tab/>}</text:p>
      <text:p text:style-name="P3"><text:tab/><text:tab/></text:p>
      <text:p text:style-name="P6"/>
      <text:p text:style-name="P3"><text:tab/>}</text:p>
      <text:p text:style-name="P6"/>
      <text:p text:style-name="P3">}</text:p>
      <text:p text:style-name="P11"/>
      <text:h text:style-name="Heading_20_2" text:outline-level="2"><text:bookmark-start text:name="__RefHeading__3380_418471081"/>Schreiben einer ZUGFeRD-PDF-Datei<text:bookmark-end text:name="__RefHeading__3380_418471081"/></text:h>
      <text:p text:style-name="Text_20_body">Ein Beispielprogramm zum Schreiben ist deshalb umfangreicher, weil erstens mehr Daten in einer differenzierteren Struktur geschrieben werden als derzeit beim Lesen benötigt und zweitens der Exporter <text:s/>sich seine Daten direkt per Interface, solzusagen in einer Art „pull-Ansatz“ holt. So wird zwar eine redundante Datenhaltung vermieden, ein Beispielprogramm muss jedoch Sorge tragen die Daten in geeigneter Weise zumindest im Arbeitsspeicher vorzuhalten. Bei der <text:s/>Einbindung in eine produktive Warenwirtschaft entfällt dieser Schritt, da die Warenwirtschaft die Daten ja bereits zu beliebigen Zeitpunkten zur Verfügung stellt.</text:p>
      <text:p text:style-name="Text_20_body">Das derzeit alternative ZUGFeRD-Open-Source-Projekt Konik (http://konik.io) verfolgt einen konventionellen „push-Ansatz“ in dem – für Beispielprogramme einfacher – Daten redundant durch setter-Methoden gesetzt werden.</text:p>
      <text:p text:style-name="Text_20_body"/>
      <text:list xml:id="list362548842" text:continue-list="list1109982594" text:style-name="L1">
        <text:list-item text:start-value="1">
          <text:p text:style-name="P30">Erstellen Sie eine neue Klasse unterhalb von src, beispielsweise MustangWriter inklusive des obligatorischen „Public static void main()“ .</text:p>
        </text:list-item>
        <text:list-item>
          <text:p text:style-name="P30">Ändern Sie <text:span text:style-name="T2">public</text:span><text:span text:style-name="T7"> </text:span><text:span text:style-name="T2">class</text:span><text:span text:style-name="T7"> MustangWriter </text:span><text:span text:style-name="T13">in</text:span><text:span text:style-name="T7"> </text:span><text:span text:style-name="T2">public</text:span><text:span text:style-name="T7"> </text:span><text:span text:style-name="T2">class</text:span><text:span text:style-name="T7"> </text:span><text:span text:style-name="T8">MustangWriter</text:span><text:span text:style-name="T7"> </text:span><text:span text:style-name="T2">implements</text:span><text:span text:style-name="T7"> IZUGFeRDExportableTransaction</text:span></text:p>
        </text:list-item>
        <text:list-item>
          <text:p text:style-name="P35">Fügen Sie innerhalb der Klasse MustangWriter folgende Klassen hinzu </text:p>
          <text:list>
            <text:list-item>
              <text:p text:style-name="P26"><text:span text:style-name="T1">class</text:span><text:span text:style-name="T6"> </text:span><text:span text:style-name="T11">Contact</text:span><text:span text:style-name="T6"> </text:span><text:span text:style-name="T1">implements</text:span><text:span text:style-name="T6"> IZUGFeRDExportableContact {}</text:span></text:p>
            </text:list-item>
            <text:list-item>
              <text:p text:style-name="P26"><text:soft-page-break/><text:span text:style-name="T1">class</text:span><text:span text:style-name="T6"> </text:span><text:span text:style-name="T11">Item</text:span><text:span text:style-name="T6"> </text:span><text:span text:style-name="T1">implements</text:span><text:span text:style-name="T6"> IZUGFeRDExportableItem {</text:span></text:p>
              <text:list>
                <text:list-header>
                  <text:p text:style-name="P26"><text:span text:style-name="T4">private</text:span><text:span text:style-name="T10"> BigDecimal </text:span><text:span text:style-name="T26">price</text:span><text:span text:style-name="T10">, </text:span><text:span text:style-name="T26">priceGross</text:span><text:span text:style-name="T10">, </text:span><text:span text:style-name="T26">quantity</text:span><text:span text:style-name="T10">, </text:span><text:span text:style-name="T26">totalGross</text:span><text:span text:style-name="T10">;</text:span></text:p>
                </text:list-header>
              </text:list>
            </text:list-item>
          </text:list>
        </text:list-item>
      </text:list>
      <text:p text:style-name="P5"><text:span text:style-name="T6"><text:tab/><text:tab/></text:span><text:span text:style-name="T1">private</text:span><text:span text:style-name="T6"> Product </text:span><text:span text:style-name="T23">product</text:span><text:span text:style-name="T6">;</text:span></text:p>
      <text:list xml:id="list1022813928" text:continue-numbering="true" text:style-name="L1">
        <text:list-item>
          <text:list>
            <text:list-header>
              <text:p text:style-name="P25">}</text:p>
            </text:list-header>
            <text:list-item>
              <text:p text:style-name="P26"><text:span text:style-name="T1">class</text:span><text:span text:style-name="T6"> Product </text:span><text:span text:style-name="T1">implements</text:span><text:span text:style-name="T6"> IZUGFeRDExportableProduct {</text:span></text:p>
              <text:list>
                <text:list-header>
                  <text:p text:style-name="P26"><text:span text:style-name="T1">private</text:span><text:span text:style-name="T6"> String </text:span><text:span text:style-name="T23">description</text:span><text:span text:style-name="T6">, </text:span><text:span text:style-name="T23">name</text:span><text:span text:style-name="T6">, </text:span><text:span text:style-name="T23">unit</text:span><text:span text:style-name="T6">;</text:span></text:p>
                </text:list-header>
              </text:list>
            </text:list-item>
          </text:list>
        </text:list-item>
      </text:list>
      <text:p text:style-name="P5"><text:span text:style-name="T6"><text:tab/><text:tab/></text:span><text:span text:style-name="T1">private</text:span><text:span text:style-name="T6"> BigDecimal </text:span><text:span text:style-name="T23">VATPercent</text:span><text:span text:style-name="T6">;</text:span></text:p>
      <text:p text:style-name="P2"><text:tab/>}</text:p>
      <text:p text:style-name="P2"><text:tab/></text:p>
      <text:list xml:id="list2050110281" text:continue-numbering="true" text:style-name="L1">
        <text:list-item>
          <text:p text:style-name="P31">Generieren Sie die Imports durch Drücken von STRG+SHIFT+O</text:p>
        </text:list-item>
        <text:list-item>
          <text:p text:style-name="P31">Markieren Sie den Klassennamen MustangWriter und drücken Sie ALT+SHIFT+S, wählen Sie <text:s/>Override/Implement Methods und drücken Return.</text:p>
        </text:list-item>
        <text:list-item>
          <text:p text:style-name="P31">Klicken Sie auf Contact und Wiederholen Sie den letzten Schritt.</text:p>
        </text:list-item>
        <text:list-item>
          <text:p text:style-name="P31">Klicken Sie auf Item, markieren Sie die Variablen und wählen Sie „Generate Getters and Setters“ nach drücken von ALT+SHIFT+S. Wählen Sie alle Member aus und drücken Sie Return.</text:p>
        </text:list-item>
        <text:list-item>
          <text:p text:style-name="P31">Klicken Sie erneut auf Item, drücken von ALT+SHIFT+S und wählen „Generate Constructor using Fields“. Wählen Sie erneut alle Member aus und drücken Sie Return.</text:p>
        </text:list-item>
        <text:list-item>
          <text:p text:style-name="P31">Wenden Sie die beiden letzten Schritte auch auf Product an: Klicken Sie auf Product, markieren Sie die Variablen und wählen Sie „Generate Getters and Setters“ nach drücken von ALT+SHIFT+S. Wählen Sie alle Member aus und drücken Sie Return.</text:p>
        </text:list-item>
        <text:list-item>
          <text:p text:style-name="P31">Klicken Sie erneut auf Product, drücken von ALT+SHIFT+S und wählen „Generate Constructor using Fields“. Wählen Sie erneut alle Member aus und drücken Sie Return.</text:p>
        </text:list-item>
        <text:list-item>
          <text:p text:style-name="P31">Folgende Methoden von Contact sollten Folgendes zurückgeben:</text:p>
          <text:list>
            <text:list-item>
              <text:p text:style-name="P26"><text:span text:style-name="T6">getCountry(): </text:span><text:span text:style-name="T18">"DE"</text:span></text:p>
            </text:list-item>
            <text:list-item>
              <text:p text:style-name="P26"><text:span text:style-name="T6">getLocation(): </text:span><text:span text:style-name="T18">"Spielkreis"</text:span></text:p>
            </text:list-item>
            <text:list-item>
              <text:p text:style-name="P26"><text:span text:style-name="T6">getName(): </text:span><text:span text:style-name="T18">"Theodor Est"</text:span></text:p>
            </text:list-item>
            <text:list-item>
              <text:p text:style-name="P26"><text:span text:style-name="T6">getStreet(): </text:span><text:span text:style-name="T18">"Bahnstr. 42"</text:span></text:p>
            </text:list-item>
            <text:list-item>
              <text:p text:style-name="P26"><text:span text:style-name="T6">getVATID(): </text:span><text:span text:style-name="T18">"DE999999999"</text:span></text:p>
            </text:list-item>
            <text:list-item>
              <text:p text:style-name="P26"><text:span text:style-name="T6">getZIP(): </text:span><text:span text:style-name="T18">"88802"</text:span><text:span text:style-name="T6">;</text:span></text:p>
            </text:list-item>
          </text:list>
        </text:list-item>
        <text:list-item>
          <text:p text:style-name="P31">Folgende Methoden der Hauptklasse -MustangWriter- sollten folgendes zurückgeben:</text:p>
          <text:list>
            <text:list-item>
              <text:p text:style-name="P27"><text:span text:style-name="T6">getDeliveryDate(): </text:span><text:span text:style-name="T1">new</text:span><text:span text:style-name="T6"> GregorianCalendar(2014,Calendar.</text:span><text:span text:style-name="T24">JULY</text:span><text:span text:style-name="T6">,3).getTime()</text:span></text:p>
            </text:list-item>
            <text:list-item>
              <text:p text:style-name="P32">CTRL+SHIFT+O importiert die dazu nötige GregorianCalendar Klasse</text:p>
            </text:list-item>
            <text:list-item>
              <text:p text:style-name="P36"><text:span text:style-name="T9">getDueDate(): </text:span><text:span text:style-name="T3">new</text:span><text:span text:style-name="T9"> GregorianCalendar(2014,Calendar.</text:span><text:span text:style-name="T25">JULY</text:span><text:span text:style-name="T9">,24).getTime()</text:span></text:p>
            </text:list-item>
            <text:list-item>
              <text:p text:style-name="P38"><text:span text:style-name="T6">getIssueDate(): </text:span><text:span text:style-name="T1">new</text:span><text:span text:style-name="T6"> GregorianCalendar(2014,Calendar.</text:span><text:span text:style-name="T24">JULY</text:span><text:span text:style-name="T6">,3).getTime()</text:span></text:p>
            </text:list-item>
            <text:list-item>
              <text:p text:style-name="P38"><text:span text:style-name="T10">getNumber(): </text:span><text:span text:style-name="T19">"RE-20140703/502"</text:span></text:p>
            </text:list-item>
            <text:list-item>
              <text:p text:style-name="P38"><text:span text:style-name="T10">getOwnBIC(): </text:span><text:span text:style-name="T19">"COBADEFXXX"</text:span></text:p>
            </text:list-item>
            <text:list-item>
              <text:p text:style-name="P38"><text:span text:style-name="T6">getOwnBankName(): </text:span><text:span text:style-name="T21">"Commerzbank"</text:span></text:p>
            </text:list-item>
            <text:list-item>
              <text:p text:style-name="P27"><text:span text:style-name="T6">getOwnCountry() </text:span><text:span text:style-name="T18">"DE"</text:span></text:p>
            </text:list-item>
            <text:list-item>
              <text:p text:style-name="P38"><text:span text:style-name="T6">getOwnIBAN(): </text:span><text:span text:style-name="T18">"DE88 2008 0000 0970 3757 00"</text:span></text:p>
            </text:list-item>
            <text:list-item>
              <text:p text:style-name="P27"><text:span text:style-name="T6">getOwnLocation() </text:span><text:span text:style-name="T18">"Stadthausen"</text:span></text:p>
            </text:list-item>
            <text:list-item>
              <text:p text:style-name="P38"><text:span text:style-name="T10">getOwnOrganisationName(): </text:span><text:span text:style-name="T19">"Bei Spiel GmbH"</text:span></text:p>
            </text:list-item>
            <text:list-item>
              <text:p text:style-name="P27"><text:span text:style-name="T6">getOwnStreet() </text:span><text:span text:style-name="T18">"Ecke 12"</text:span></text:p>
            </text:list-item>
            <text:list-item>
              <text:p text:style-name="P38"><text:span text:style-name="T6">getOwnTaxID(): </text:span><text:span text:style-name="T18">"22/815/0815/4"</text:span></text:p>
            </text:list-item>
            <text:list-item>
              <text:p text:style-name="P38"><text:soft-page-break/><text:span text:style-name="T6">getOwnVATID(): </text:span><text:span text:style-name="T18">"DE136695976"</text:span></text:p>
            </text:list-item>
            <text:list-item>
              <text:p text:style-name="P27"><text:span text:style-name="T6">getOwnZIP() </text:span><text:span text:style-name="T18">"12345“</text:span></text:p>
            </text:list-item>
            <text:list-item>
              <text:p text:style-name="P38"><text:span text:style-name="T10">getRecipient(): </text:span><text:span text:style-name="T4">new</text:span><text:span text:style-name="T10"> Contact()</text:span></text:p>
            </text:list-item>
            <text:list-item>
              <text:p text:style-name="P38"><text:span text:style-name="T10">getTotal(): </text:span><text:span text:style-name="T4">new</text:span><text:span text:style-name="T10"> BigDecimal(</text:span><text:span text:style-name="T19">"496.00"</text:span><text:span text:style-name="T10">)</text:span></text:p>
            </text:list-item>
            <text:list-item>
              <text:p text:style-name="P38"><text:span text:style-name="T6">getTotalGross(): </text:span><text:span text:style-name="T1">new</text:span><text:span text:style-name="T6"> BigDecimal(</text:span><text:span text:style-name="T18">"571.04"</text:span><text:span text:style-name="T6">)</text:span></text:p>
              <text:p text:style-name="P28"/>
            </text:list-item>
            <text:list-item>
              <text:p text:style-name="P22">getZFItems() der Hauptklasse kann jetzt Produkte anlegen und diese als Array von Posten (Items) zurückliefern:</text:p>
            </text:list-item>
          </text:list>
          <text:p text:style-name="P26"><text:span text:style-name="T6"><text:tab/><text:tab/>Item[] allItems=</text:span><text:span text:style-name="T1">new</text:span><text:span text:style-name="T6"> Item[3];</text:span></text:p>
        </text:list-item>
      </text:list>
      <text:p text:style-name="P5"><text:span text:style-name="T6"><text:tab/><text:tab/>Product designProduct=</text:span><text:span text:style-name="T1">new</text:span><text:span text:style-name="T6"> Product(</text:span><text:span text:style-name="T18">""</text:span><text:span text:style-name="T6">, </text:span><text:span text:style-name="T18">"Künstlerische Gestaltung </text:span><text:span text:style-name="T18">(Stunde)"</text:span><text:span text:style-name="T6">, </text:span><text:span text:style-name="T18">"HUR"</text:span><text:span text:style-name="T6">, </text:span><text:span text:style-name="T1">new</text:span><text:span text:style-name="T6"> BigDecimal(</text:span><text:span text:style-name="T18">"7.000000"</text:span><text:span text:style-name="T6">));</text:span></text:p>
      <text:p text:style-name="P5"><text:span text:style-name="T6"><text:tab/><text:tab/>Product balloonProduct=</text:span><text:span text:style-name="T1">new</text:span><text:span text:style-name="T6"> Product(</text:span><text:span text:style-name="T18">""</text:span><text:span text:style-name="T6">, </text:span><text:span text:style-name="T18">"Luftballon"</text:span><text:span text:style-name="T6">, </text:span><text:span text:style-name="T18">"C62"</text:span><text:span text:style-name="T6">, </text:span><text:span text:style-name="T1">new</text:span><text:span text:style-name="T6"> BigDecimal(</text:span><text:span text:style-name="T18">"19.000000"</text:span><text:span text:style-name="T6">));</text:span></text:p>
      <text:p text:style-name="P5"><text:span text:style-name="T6"><text:tab/><text:tab/>Product airProduct=</text:span><text:span text:style-name="T1">new</text:span><text:span text:style-name="T6"> Product(</text:span><text:span text:style-name="T18">""</text:span><text:span text:style-name="T6">, </text:span><text:span text:style-name="T18">"Heiße Luft pro Liter"</text:span><text:span text:style-name="T6">, </text:span><text:span text:style-name="T18">"LTR"</text:span><text:span text:style-name="T6">, </text:span><text:span text:style-name="T1">new</text:span><text:span text:style-name="T6"> BigDecimal(</text:span><text:span text:style-name="T18">"19.000000"</text:span><text:span text:style-name="T6">));</text:span></text:p>
      <text:p text:style-name="P2"><text:tab/><text:tab/></text:p>
      <text:p text:style-name="P5"><text:span text:style-name="T6"><text:tab/><text:tab/>allItems[0]=</text:span><text:span text:style-name="T1">new</text:span><text:span text:style-name="T6"> Item(</text:span><text:span text:style-name="T1">new</text:span><text:span text:style-name="T6"> BigDecimal(</text:span><text:span text:style-name="T18">"160"</text:span><text:span text:style-name="T6">), </text:span><text:span text:style-name="T1">new</text:span><text:span text:style-name="T6"> BigDecimal(</text:span><text:span text:style-name="T18">"171.20"</text:span><text:span text:style-name="T6">), </text:span><text:span text:style-name="T1">new</text:span><text:span text:style-name="T6"> BigDecimal(</text:span><text:span text:style-name="T18">"1"</text:span><text:span text:style-name="T6">), </text:span><text:span text:style-name="T1">new</text:span><text:span text:style-name="T6"> BigDecimal(</text:span><text:span text:style-name="T18">"171.20"</text:span><text:span text:style-name="T6">), designProduct);</text:span></text:p>
      <text:p text:style-name="P5"><text:span text:style-name="T6"><text:tab/><text:tab/>allItems[1]=</text:span><text:span text:style-name="T1">new</text:span><text:span text:style-name="T6"> Item(</text:span><text:span text:style-name="T1">new</text:span><text:span text:style-name="T6"> BigDecimal(</text:span><text:span text:style-name="T18">"0.79"</text:span><text:span text:style-name="T6">), </text:span><text:span text:style-name="T1">new</text:span><text:span text:style-name="T6"> BigDecimal(</text:span><text:span text:style-name="T18">"0.94"</text:span><text:span text:style-name="T6">), </text:span><text:span text:style-name="T1">new</text:span><text:span text:style-name="T6"> BigDecimal(</text:span><text:span text:style-name="T18">"400"</text:span><text:span text:style-name="T6">), </text:span><text:span text:style-name="T1">new</text:span><text:span text:style-name="T6"> BigDecimal(</text:span><text:span text:style-name="T18">"376.04"</text:span><text:span text:style-name="T6">), balloonProduct);</text:span></text:p>
      <text:p text:style-name="P5"><text:span text:style-name="T6"><text:tab/><text:tab/>allItems[2]=</text:span><text:span text:style-name="T1">new</text:span><text:span text:style-name="T6"> Item(</text:span><text:span text:style-name="T1">new</text:span><text:span text:style-name="T6"> BigDecimal(</text:span><text:span text:style-name="T18">"0.10"</text:span><text:span text:style-name="T6">), </text:span><text:span text:style-name="T1">new</text:span><text:span text:style-name="T6"> BigDecimal(</text:span><text:span text:style-name="T18">"0.12"</text:span><text:span text:style-name="T6">), </text:span><text:span text:style-name="T1">new</text:span><text:span text:style-name="T6"> BigDecimal(</text:span><text:span text:style-name="T18">"200"</text:span><text:span text:style-name="T6">), </text:span><text:span text:style-name="T1">new</text:span><text:span text:style-name="T6"> BigDecimal(</text:span><text:span text:style-name="T18">"23.80"</text:span><text:span text:style-name="T6">), airProduct);</text:span></text:p>
      <text:p text:style-name="P5"><text:span text:style-name="T6"><text:tab/><text:tab/></text:span><text:span text:style-name="T1">return</text:span><text:span text:style-name="T6"> allItems;</text:span></text:p>
      <text:list xml:id="list2334207217473420917" text:style-name="L2">
        <text:list-header>
          <text:p text:style-name="P23"/>
        </text:list-header>
      </text:list>
      <text:list xml:id="list2051393272" text:continue-list="list2050110281" text:style-name="L1">
        <text:list-item>
          <text:list>
            <text:list-item>
              <text:p text:style-name="P31">Legen Sie eine neue Funktion, beispielspweise namens „apply“ an (private reicht).</text:p>
            </text:list-item>
            <text:list-item>
              <text:p text:style-name="P31">In der Main-Methode der Hauptklasse instantiiert man jetzt die Klasse und rufen Sie dort apply() auf. </text:p>
            </text:list-item>
            <text:list-item>
              <text:p text:style-name="P31">In der apply-Methode kann man jetzt ein PDDocument </text:p>
              <text:list>
                <text:list-item>
                  <text:p text:style-name="P31">laden, </text:p>
                </text:list-item>
                <text:list-item>
                  <text:p text:style-name="P31">einen ZUGFeRDExporter instantiieren, </text:p>
                </text:list-item>
                <text:list-item>
                  <text:p text:style-name="P37"><text:span text:style-name="T6">dessen </text:span><text:span text:style-name="T14">PDFmakeA3compliant (mit „Producer“, also Anwendungs- und „Creator“ also Autorenname) und </text:span></text:p>
                </text:list-item>
                <text:list-item>
                  <text:p text:style-name="P31">PDFattachZugferdFile-Methoden (mit this als IZUGFeRDExportableTransaction) aufrufen sowie</text:p>
                </text:list-item>
                <text:list-item>
                  <text:p text:style-name="P37"><text:span text:style-name="T6">das PDDocument wieder speichern. Die apply-Methode sieht dann – mit entsprechenden try/catch-Blöcken- beispielsweise so aus: <text:s text:c="2"/></text:span><text:span text:style-name="T14"><text:tab/><text:tab/></text:span></text:p>
                </text:list-item>
              </text:list>
            </text:list-item>
          </text:list>
        </text:list-item>
      </text:list>
      <text:p text:style-name="P12"><text:tab/><text:tab/>PDDocument doc; </text:p>
      <text:p text:style-name="P5"><text:span text:style-name="T6"><text:tab/><text:tab/></text:span><text:span text:style-name="T1">try</text:span><text:span text:style-name="T6"> { </text:span></text:p>
      <text:p text:style-name="P5"><text:span text:style-name="T6"><text:tab/><text:tab/><text:tab/>System.</text:span><text:span text:style-name="T24">out</text:span><text:span text:style-name="T6">.println(</text:span><text:span text:style-name="T18">"Lese Blanko-PDF"</text:span><text:span text:style-name="T6">);</text:span></text:p>
      <text:p text:style-name="P5"><text:span text:style-name="T6"><text:tab/><text:tab/><text:tab/>doc = PDDocument.</text:span><text:span text:style-name="T12">load</text:span><text:span text:style-name="T6">(</text:span><text:span text:style-name="T18">"./MustangGnuaccountingBeispielRE-20150613_503blanko.pdf"</text:span><text:span text:style-name="T6">); </text:span></text:p>
      <text:p text:style-name="P5"><text:span text:style-name="T6"><text:tab/><text:tab/><text:tab/></text:span><text:span text:style-name="T29">// automatically add </text:span><text:span text:style-name="T30">Zugferd</text:span><text:span text:style-name="T29"> to all outgoing invoices </text:span></text:p>
      <text:p text:style-name="P5"><text:span text:style-name="T6"><text:tab/><text:tab/><text:tab/>ZUGFeRDExporter ze = </text:span><text:span text:style-name="T1">new</text:span><text:span text:style-name="T6"> ZUGFeRDExporter(); </text:span></text:p>
      <text:p text:style-name="P5"><text:span text:style-name="T6"><text:tab/><text:tab/><text:tab/>System.</text:span><text:span text:style-name="T24">out</text:span><text:span text:style-name="T6">.println(</text:span><text:span text:style-name="T18">"Wandle in PDF/A-3u um"</text:span><text:span text:style-name="T6">);</text:span></text:p>
      <text:p text:style-name="P5"><text:span text:style-name="T6"><text:tab/><text:tab/><text:tab/>ze.PDFmakeA3compliant(doc, </text:span><text:span text:style-name="T18">"My Application"</text:span><text:span text:style-name="T6">, </text:span></text:p>
      <text:p text:style-name="P5"><text:span text:style-name="T6"><text:tab/><text:tab/><text:tab/><text:tab/><text:tab/>System.</text:span><text:span text:style-name="T12">getProperty</text:span><text:span text:style-name="T6">(</text:span><text:span text:style-name="T18">"user.name"</text:span><text:span text:style-name="T6">), </text:span><text:span text:style-name="T1">true</text:span><text:span text:style-name="T6">); </text:span></text:p>
      <text:p text:style-name="P5"><text:span text:style-name="T6"><text:tab/><text:tab/><text:tab/>System.</text:span><text:span text:style-name="T24">out</text:span><text:span text:style-name="T6">.println(</text:span><text:span text:style-name="T18">"ZUGFeRD-Daten generieren und anhängen"</text:span><text:span text:style-name="T6">);</text:span></text:p>
      <text:p text:style-name="P5"><text:soft-page-break/><text:span text:style-name="T6"><text:tab/><text:tab/><text:tab/>ze.PDFattachZugferdFile(doc, </text:span><text:span text:style-name="T1">this</text:span><text:span text:style-name="T6">); </text:span></text:p>
      <text:p text:style-name="P5"><text:span text:style-name="T6"><text:tab/><text:tab/><text:tab/>System.</text:span><text:span text:style-name="T24">out</text:span><text:span text:style-name="T6">.println(</text:span><text:span text:style-name="T18">"Schreibe ZUGFeRD-PDF"</text:span><text:span text:style-name="T6">);</text:span></text:p>
      <text:p text:style-name="P5"><text:span text:style-name="T6"><text:tab/><text:tab/><text:tab/>doc.save(</text:span><text:span text:style-name="T18">"./MustangGnuaccountingBeispielRE-20150613_503new.pdf"</text:span><text:span text:style-name="T6">); </text:span></text:p>
      <text:p text:style-name="P5"><text:span text:style-name="T6"><text:tab/><text:tab/><text:tab/>System.</text:span><text:span text:style-name="T24">out</text:span><text:span text:style-name="T6">.println(</text:span><text:span text:style-name="T18">"Fertig."</text:span><text:span text:style-name="T6">);<text:tab/><text:tab/><text:tab/></text:span></text:p>
      <text:p text:style-name="P5"><text:span text:style-name="T6"><text:tab/><text:tab/>} </text:span><text:span text:style-name="T1">catch</text:span><text:span text:style-name="T6"> (IOException e) { </text:span></text:p>
      <text:p text:style-name="P2"><text:tab/><text:tab/><text:tab/>e.printStackTrace(); </text:p>
      <text:p text:style-name="P5"><text:span text:style-name="T6"><text:tab/><text:tab/>} </text:span><text:span text:style-name="T1">catch</text:span><text:span text:style-name="T6"> (TransformerException e) { </text:span></text:p>
      <text:p text:style-name="P2"><text:tab/><text:tab/><text:tab/>e.printStackTrace(); </text:p>
      <text:p text:style-name="P5"><text:span text:style-name="T6"><text:tab/><text:tab/>} </text:span><text:span text:style-name="T1">catch</text:span><text:span text:style-name="T6"> (COSVisitorException e) { </text:span></text:p>
      <text:p text:style-name="P2"><text:tab/><text:tab/><text:tab/>e.printStackTrace(); </text:p>
      <text:p text:style-name="P2"><text:tab/><text:tab/>}</text:p>
      <text:p text:style-name="P12"/>
      <text:list xml:id="list2139786539" text:continue-numbering="true" text:style-name="L1">
        <text:list-item>
          <text:list>
            <text:list-item>
              <text:p text:style-name="P31">Ein CTRL+SHIFT+O hilft wieder beim Hinzufügen der nötigen Imports</text:p>
            </text:list-item>
            <text:list-item>
              <text:p text:style-name="P31">„My Application“ und <text:span text:style-name="T33">System.</text:span><text:span text:style-name="T34">getProperty</text:span><text:span text:style-name="T33">(</text:span><text:span text:style-name="T20">"user.name"</text:span><text:span text:style-name="T33">) </text:span>werden in den Metadaten als „Producer“ (in etwa: erstellende Anwendung) beziehungsweise „Creator“ (in etwa: Autor) gespeichert. Bitte passen Sie die Werte entsprechend Ihrer Anwendung an.</text:p>
            </text:list-item>
            <text:list-item>
              <text:p text:style-name="P31">Passen Sie die NOTICE-Datei an und fügen Sie Ihrer Anwendung hinzu.</text:p>
              <text:list>
                <text:list-header>
                  <text:p text:style-name="P33"/>
                </text:list-header>
              </text:list>
            </text:list-item>
          </text:list>
        </text:list-item>
      </text:list>
      <text:p text:style-name="P2"><text:tab/><text:tab/></text:p>
      <text:list xml:id="list5357529768588752397" text:style-name="L3">
        <text:list-item>
          <text:p text:style-name="P34"/>
        </text:list-item>
      </text:list>
      <text:h text:style-name="Heading_20_3" text:outline-level="3"><text:bookmark-start text:name="__RefHeading__3382_418471081"/>Komplettes Schreibbeispiel<text:bookmark-end text:name="__RefHeading__3382_418471081"/></text:h>
      <text:p text:style-name="P6"><text:span text:style-name="T1">import</text:span><text:span text:style-name="T6"> java.io.IOException;</text:span></text:p>
      <text:p text:style-name="P6"><text:span text:style-name="T1">import</text:span><text:span text:style-name="T6"> java.math.BigDecimal;</text:span></text:p>
      <text:p text:style-name="P6"><text:span text:style-name="T1">import</text:span><text:span text:style-name="T6"> java.util.Calendar;</text:span></text:p>
      <text:p text:style-name="P6"><text:span text:style-name="T1">import</text:span><text:span text:style-name="T6"> java.util.Date;</text:span></text:p>
      <text:p text:style-name="P6"><text:span text:style-name="T1">import</text:span><text:span text:style-name="T6"> java.util.GregorianCalendar;</text:span></text:p>
      <text:p text:style-name="P6"/>
      <text:p text:style-name="P6"><text:span text:style-name="T1">import</text:span><text:span text:style-name="T6"> javax.xml.transform.TransformerException;</text:span></text:p>
      <text:p text:style-name="P6"/>
      <text:p text:style-name="P6"><text:span text:style-name="T1">import</text:span><text:span text:style-name="T6"> org.apache.pdfbox.exceptions.COSVisitorException;</text:span></text:p>
      <text:p text:style-name="P6"><text:span text:style-name="T1">import</text:span><text:span text:style-name="T6"> org.apache.pdfbox.pdmodel.PDDocument;</text:span></text:p>
      <text:p text:style-name="P6"><text:span text:style-name="T1">import</text:span><text:span text:style-name="T6"> org.mustangproject.ZUGFeRD.IZUGFeRDExportableContact;</text:span></text:p>
      <text:p text:style-name="P6"><text:span text:style-name="T1">import</text:span><text:span text:style-name="T6"> org.mustangproject.ZUGFeRD.IZUGFeRDExportableItem;</text:span></text:p>
      <text:p text:style-name="P6"><text:span text:style-name="T1">import</text:span><text:span text:style-name="T6"> org.mustangproject.ZUGFeRD.IZUGFeRDExportableProduct;</text:span></text:p>
      <text:p text:style-name="P6"><text:span text:style-name="T1">import</text:span><text:span text:style-name="T6"> org.mustangproject.ZUGFeRD.IZUGFeRDExportableTransaction;</text:span></text:p>
      <text:p text:style-name="P6"><text:span text:style-name="T1">import</text:span><text:span text:style-name="T6"> org.mustangproject.ZUGFeRD.ZUGFeRDExporter;</text:span></text:p>
      <text:p text:style-name="P6"/>
      <text:p text:style-name="P6"><text:span text:style-name="T1">public</text:span><text:span text:style-name="T6"> </text:span><text:span text:style-name="T1">class</text:span><text:span text:style-name="T6"> MustangWriter </text:span><text:span text:style-name="T1">implements</text:span><text:span text:style-name="T6"> IZUGFeRDExportableTransaction {</text:span></text:p>
      <text:p text:style-name="P6"/>
      <text:p text:style-name="P6"><text:span text:style-name="T6"><text:tab/></text:span><text:span text:style-name="T28">@Override</text:span></text:p>
      <text:p text:style-name="P6"><text:span text:style-name="T6"><text:tab/></text:span><text:span text:style-name="T1">public</text:span><text:span text:style-name="T6"> Date getDeliveryDate() {</text:span></text:p>
      <text:p text:style-name="P6"><text:span text:style-name="T6"><text:tab/><text:tab/></text:span><text:span text:style-name="T1">return</text:span><text:span text:style-name="T6"> </text:span><text:span text:style-name="T1">new</text:span><text:span text:style-name="T6"> GregorianCalendar(2014, Calendar.</text:span><text:span text:style-name="T24">JULY</text:span><text:span text:style-name="T6">, 3).getTime();</text:span></text:p>
      <text:p text:style-name="P3"><text:tab/>}</text:p>
      <text:p text:style-name="P6"/>
      <text:p text:style-name="P6"><text:span text:style-name="T6"><text:tab/></text:span><text:span text:style-name="T28">@Override</text:span></text:p>
      <text:p text:style-name="P6"><text:span text:style-name="T6"><text:tab/></text:span><text:span text:style-name="T1">public</text:span><text:span text:style-name="T6"> Date getDueDate() {</text:span></text:p>
      <text:p text:style-name="P6"><text:span text:style-name="T6"><text:tab/><text:tab/></text:span><text:span text:style-name="T1">return</text:span><text:span text:style-name="T6"> </text:span><text:span text:style-name="T1">new</text:span><text:span text:style-name="T6"> GregorianCalendar(2014, Calendar.</text:span><text:span text:style-name="T24">JULY</text:span><text:span text:style-name="T6">, 24).getTime();</text:span></text:p>
      <text:p text:style-name="P3"><text:tab/>}</text:p>
      <text:p text:style-name="P6"/>
      <text:p text:style-name="P6"><text:span text:style-name="T6"><text:tab/></text:span><text:span text:style-name="T28">@Override</text:span></text:p>
      <text:p text:style-name="P6"><text:span text:style-name="T6"><text:tab/></text:span><text:span text:style-name="T1">public</text:span><text:span text:style-name="T6"> Date getIssueDate() {</text:span></text:p>
      <text:p text:style-name="P6"><text:span text:style-name="T6"><text:tab/><text:tab/></text:span><text:span text:style-name="T1">return</text:span><text:span text:style-name="T6"> </text:span><text:span text:style-name="T1">new</text:span><text:span text:style-name="T6"> GregorianCalendar(2014, Calendar.</text:span><text:span text:style-name="T24">JULY</text:span><text:span text:style-name="T6">, 3).getTime();</text:span></text:p>
      <text:p text:style-name="P3"><text:tab/>}</text:p>
      <text:p text:style-name="P6"/>
      <text:p text:style-name="P6"><text:span text:style-name="T6"><text:tab/></text:span><text:span text:style-name="T28">@Override</text:span></text:p>
      <text:p text:style-name="P6"><text:span text:style-name="T6"><text:tab/></text:span><text:span text:style-name="T1">public</text:span><text:span text:style-name="T6"> String getNumber() {</text:span></text:p>
      <text:p text:style-name="P6"><text:span text:style-name="T6"><text:tab/><text:tab/></text:span><text:span text:style-name="T1">return</text:span><text:span text:style-name="T6"> </text:span><text:span text:style-name="T18">"RE-20140703/502"</text:span><text:span text:style-name="T6">;</text:span></text:p>
      <text:p text:style-name="P3"><text:tab/>}</text:p>
      <text:p text:style-name="P6"/>
      <text:p text:style-name="P6"><text:soft-page-break/><text:span text:style-name="T6"><text:tab/></text:span><text:span text:style-name="T28">@Override</text:span></text:p>
      <text:p text:style-name="P6"><text:span text:style-name="T6"><text:tab/></text:span><text:span text:style-name="T1">public</text:span><text:span text:style-name="T6"> String getOwnBIC() {</text:span></text:p>
      <text:p text:style-name="P6"><text:span text:style-name="T6"><text:tab/><text:tab/></text:span><text:span text:style-name="T1">return</text:span><text:span text:style-name="T6"> </text:span><text:span text:style-name="T18">"COBADEFXXX"</text:span><text:span text:style-name="T6">;</text:span></text:p>
      <text:p text:style-name="P3"><text:tab/>}</text:p>
      <text:p text:style-name="P6"/>
      <text:p text:style-name="P6"><text:span text:style-name="T6"><text:tab/></text:span><text:span text:style-name="T28">@Override</text:span></text:p>
      <text:p text:style-name="P6"><text:span text:style-name="T6"><text:tab/></text:span><text:span text:style-name="T1">public</text:span><text:span text:style-name="T6"> String getOwnBankName() {</text:span></text:p>
      <text:p text:style-name="P6"><text:span text:style-name="T6"><text:tab/><text:tab/></text:span><text:span text:style-name="T1">return</text:span><text:span text:style-name="T6"> </text:span><text:span text:style-name="T18">"Commerzbank"</text:span><text:span text:style-name="T6">;</text:span></text:p>
      <text:p text:style-name="P3"><text:tab/>}</text:p>
      <text:p text:style-name="P6"/>
      <text:p text:style-name="P6"><text:span text:style-name="T6"><text:tab/></text:span><text:span text:style-name="T28">@Override</text:span></text:p>
      <text:p text:style-name="P6"><text:span text:style-name="T6"><text:tab/></text:span><text:span text:style-name="T1">public</text:span><text:span text:style-name="T6"> String getOwnCountry() {</text:span></text:p>
      <text:p text:style-name="P6"><text:span text:style-name="T6"><text:tab/><text:tab/></text:span><text:span text:style-name="T1">return</text:span><text:span text:style-name="T6"> </text:span><text:span text:style-name="T18">"DE"</text:span><text:span text:style-name="T6">;</text:span></text:p>
      <text:p text:style-name="P3"><text:tab/>}</text:p>
      <text:p text:style-name="P6"/>
      <text:p text:style-name="P6"><text:span text:style-name="T6"><text:tab/></text:span><text:span text:style-name="T28">@Override</text:span></text:p>
      <text:p text:style-name="P6"><text:span text:style-name="T6"><text:tab/></text:span><text:span text:style-name="T1">public</text:span><text:span text:style-name="T6"> String getOwnIBAN() {</text:span></text:p>
      <text:p text:style-name="P6"><text:span text:style-name="T6"><text:tab/><text:tab/></text:span><text:span text:style-name="T1">return</text:span><text:span text:style-name="T6"> </text:span><text:span text:style-name="T18">"DE88 2008 0000 0970 3757 00"</text:span><text:span text:style-name="T6">;</text:span></text:p>
      <text:p text:style-name="P3"><text:tab/>}</text:p>
      <text:p text:style-name="P6"/>
      <text:p text:style-name="P6"><text:span text:style-name="T6"><text:tab/></text:span><text:span text:style-name="T28">@Override</text:span></text:p>
      <text:p text:style-name="P6"><text:span text:style-name="T6"><text:tab/></text:span><text:span text:style-name="T1">public</text:span><text:span text:style-name="T6"> String getOwnLocation() {</text:span></text:p>
      <text:p text:style-name="P6"><text:span text:style-name="T6"><text:tab/><text:tab/></text:span><text:span text:style-name="T1">return</text:span><text:span text:style-name="T6"> </text:span><text:span text:style-name="T18">"Stadthausen"</text:span><text:span text:style-name="T6">;</text:span></text:p>
      <text:p text:style-name="P3"><text:tab/>}</text:p>
      <text:p text:style-name="P6"/>
      <text:p text:style-name="P6"><text:span text:style-name="T6"><text:tab/></text:span><text:span text:style-name="T28">@Override</text:span></text:p>
      <text:p text:style-name="P6"><text:span text:style-name="T6"><text:tab/></text:span><text:span text:style-name="T1">public</text:span><text:span text:style-name="T6"> String getOwnOrganisationName() {</text:span></text:p>
      <text:p text:style-name="P6"><text:span text:style-name="T6"><text:tab/><text:tab/></text:span><text:span text:style-name="T1">return</text:span><text:span text:style-name="T6"> </text:span><text:span text:style-name="T18">"Bei Spiel GmbH"</text:span><text:span text:style-name="T6">;</text:span></text:p>
      <text:p text:style-name="P3"><text:tab/>}</text:p>
      <text:p text:style-name="P6"/>
      <text:p text:style-name="P6"><text:span text:style-name="T6"><text:tab/></text:span><text:span text:style-name="T28">@Override</text:span></text:p>
      <text:p text:style-name="P6"><text:span text:style-name="T6"><text:tab/></text:span><text:span text:style-name="T1">public</text:span><text:span text:style-name="T6"> String getOwnStreet() {</text:span></text:p>
      <text:p text:style-name="P6"><text:span text:style-name="T6"><text:tab/><text:tab/></text:span><text:span text:style-name="T1">return</text:span><text:span text:style-name="T6"> </text:span><text:span text:style-name="T18">"Ecke 12"</text:span><text:span text:style-name="T6">;</text:span></text:p>
      <text:p text:style-name="P3"><text:tab/>}</text:p>
      <text:p text:style-name="P6"/>
      <text:p text:style-name="P6"><text:span text:style-name="T6"><text:tab/></text:span><text:span text:style-name="T28">@Override</text:span></text:p>
      <text:p text:style-name="P6"><text:span text:style-name="T6"><text:tab/></text:span><text:span text:style-name="T1">public</text:span><text:span text:style-name="T6"> String getOwnTaxID() {</text:span></text:p>
      <text:p text:style-name="P6"><text:span text:style-name="T6"><text:tab/><text:tab/></text:span><text:span text:style-name="T1">return</text:span><text:span text:style-name="T6"> </text:span><text:span text:style-name="T18">"22/815/0815/4"</text:span><text:span text:style-name="T6">;</text:span></text:p>
      <text:p text:style-name="P3"><text:tab/>}</text:p>
      <text:p text:style-name="P6"/>
      <text:p text:style-name="P6"><text:span text:style-name="T6"><text:tab/></text:span><text:span text:style-name="T28">@Override</text:span></text:p>
      <text:p text:style-name="P6"><text:span text:style-name="T6"><text:tab/></text:span><text:span text:style-name="T1">public</text:span><text:span text:style-name="T6"> String getOwnVATID() {</text:span></text:p>
      <text:p text:style-name="P6"><text:span text:style-name="T6"><text:tab/><text:tab/></text:span><text:span text:style-name="T1">return</text:span><text:span text:style-name="T6"> </text:span><text:span text:style-name="T18">"DE136695976"</text:span><text:span text:style-name="T6">;</text:span></text:p>
      <text:p text:style-name="P3"><text:tab/>}</text:p>
      <text:p text:style-name="P6"/>
      <text:p text:style-name="P6"><text:span text:style-name="T6"><text:tab/></text:span><text:span text:style-name="T28">@Override</text:span></text:p>
      <text:p text:style-name="P6"><text:span text:style-name="T6"><text:tab/></text:span><text:span text:style-name="T1">public</text:span><text:span text:style-name="T6"> String getOwnZIP() {</text:span></text:p>
      <text:p text:style-name="P6"><text:span text:style-name="T6"><text:tab/><text:tab/></text:span><text:span text:style-name="T1">return</text:span><text:span text:style-name="T6"> </text:span><text:span text:style-name="T18">"12345"</text:span><text:span text:style-name="T6">;</text:span></text:p>
      <text:p text:style-name="P3"><text:tab/>}</text:p>
      <text:p text:style-name="P6"/>
      <text:p text:style-name="P6"><text:span text:style-name="T6"><text:tab/></text:span><text:span text:style-name="T28">@Override</text:span></text:p>
      <text:p text:style-name="P6"><text:span text:style-name="T6"><text:tab/></text:span><text:span text:style-name="T1">public</text:span><text:span text:style-name="T6"> IZUGFeRDExportableContact getRecipient() {</text:span></text:p>
      <text:p text:style-name="P6"><text:span text:style-name="T6"><text:tab/><text:tab/></text:span><text:span text:style-name="T1">return</text:span><text:span text:style-name="T6"> </text:span><text:span text:style-name="T1">new</text:span><text:span text:style-name="T6"> Contact();</text:span></text:p>
      <text:p text:style-name="P3"><text:tab/>}</text:p>
      <text:p text:style-name="P6"/>
      <text:p text:style-name="P6"><text:span text:style-name="T6"><text:tab/></text:span><text:span text:style-name="T28">@Override</text:span></text:p>
      <text:p text:style-name="P6"><text:span text:style-name="T6"><text:tab/></text:span><text:span text:style-name="T1">public</text:span><text:span text:style-name="T6"> BigDecimal getTotal() {</text:span></text:p>
      <text:p text:style-name="P6"><text:span text:style-name="T6"><text:tab/><text:tab/></text:span><text:span text:style-name="T1">return</text:span><text:span text:style-name="T6"> </text:span><text:span text:style-name="T1">new</text:span><text:span text:style-name="T6"> BigDecimal(</text:span><text:span text:style-name="T18">"496.00"</text:span><text:span text:style-name="T6">);</text:span></text:p>
      <text:p text:style-name="P3"><text:tab/>}</text:p>
      <text:p text:style-name="P6"/>
      <text:p text:style-name="P6"><text:span text:style-name="T6"><text:tab/></text:span><text:span text:style-name="T28">@Override</text:span></text:p>
      <text:p text:style-name="P6"><text:span text:style-name="T6"><text:tab/></text:span><text:span text:style-name="T1">public</text:span><text:span text:style-name="T6"> BigDecimal getTotalGross() {</text:span></text:p>
      <text:p text:style-name="P6"><text:span text:style-name="T6"><text:tab/><text:tab/></text:span><text:span text:style-name="T1">return</text:span><text:span text:style-name="T6"> </text:span><text:span text:style-name="T1">new</text:span><text:span text:style-name="T6"> BigDecimal(</text:span><text:span text:style-name="T18">"571.04"</text:span><text:span text:style-name="T6">);</text:span></text:p>
      <text:p text:style-name="P3"><text:tab/>}</text:p>
      <text:p text:style-name="P6"/>
      <text:p text:style-name="P6"><text:span text:style-name="T6"><text:tab/></text:span><text:span text:style-name="T28">@Override</text:span></text:p>
      <text:p text:style-name="P6"><text:span text:style-name="T6"><text:tab/></text:span><text:span text:style-name="T1">public</text:span><text:span text:style-name="T6"> IZUGFeRDExportableItem[] getZFItems() {</text:span></text:p>
      <text:p text:style-name="P6"><text:span text:style-name="T6"><text:tab/><text:tab/>Item[] allItems=</text:span><text:span text:style-name="T1">new</text:span><text:span text:style-name="T6"> Item[3];</text:span></text:p>
      <text:p text:style-name="P6"><text:span text:style-name="T6"><text:tab/><text:tab/>Product designProduct=</text:span><text:span text:style-name="T1">new</text:span><text:span text:style-name="T6"> Product(</text:span><text:span text:style-name="T18">""</text:span><text:span text:style-name="T6">, </text:span><text:span text:style-name="T18">"Künstlerische Gestaltung (Stunde)"</text:span><text:span text:style-name="T6">, </text:span><text:span text:style-name="T18">"HUR"</text:span><text:span text:style-name="T6">, </text:span><text:span text:style-name="T1">new</text:span><text:span text:style-name="T6"> BigDecimal(</text:span><text:span text:style-name="T18">"7.000000"</text:span><text:span text:style-name="T6">));</text:span></text:p>
      <text:p text:style-name="P6"><text:span text:style-name="T6"><text:tab/><text:tab/>Product balloonProduct=</text:span><text:span text:style-name="T1">new</text:span><text:span text:style-name="T6"> Product(</text:span><text:span text:style-name="T18">""</text:span><text:span text:style-name="T6">, </text:span><text:span text:style-name="T18">"Luftballon"</text:span><text:span text:style-name="T6">, </text:span><text:span text:style-name="T18">"C62"</text:span><text:span text:style-name="T6">, </text:span><text:span text:style-name="T1">new</text:span><text:span text:style-name="T6"> </text:span><text:soft-page-break/><text:span text:style-name="T6">BigDecimal(</text:span><text:span text:style-name="T18">"19.000000"</text:span><text:span text:style-name="T6">));</text:span></text:p>
      <text:p text:style-name="P6"><text:span text:style-name="T6"><text:tab/><text:tab/>Product airProduct=</text:span><text:span text:style-name="T1">new</text:span><text:span text:style-name="T6"> Product(</text:span><text:span text:style-name="T18">""</text:span><text:span text:style-name="T6">, </text:span><text:span text:style-name="T18">"Heiße Luft pro Liter"</text:span><text:span text:style-name="T6">, </text:span><text:span text:style-name="T18">"LTR"</text:span><text:span text:style-name="T6">, </text:span><text:span text:style-name="T1">new</text:span><text:span text:style-name="T6"> BigDecimal(</text:span><text:span text:style-name="T18">"19.000000"</text:span><text:span text:style-name="T6">));</text:span></text:p>
      <text:p text:style-name="P3"><text:tab/><text:tab/></text:p>
      <text:p text:style-name="P6"><text:span text:style-name="T6"><text:tab/><text:tab/>allItems[0]=</text:span><text:span text:style-name="T1">new</text:span><text:span text:style-name="T6"> Item(</text:span><text:span text:style-name="T1">new</text:span><text:span text:style-name="T6"> BigDecimal(</text:span><text:span text:style-name="T18">"160"</text:span><text:span text:style-name="T6">), </text:span><text:span text:style-name="T1">new</text:span><text:span text:style-name="T6"> BigDecimal(</text:span><text:span text:style-name="T18">"171.20"</text:span><text:span text:style-name="T6">), </text:span><text:span text:style-name="T1">new</text:span><text:span text:style-name="T6"> </text:span><text:span text:style-name="T6">BigDecimal(</text:span><text:span text:style-name="T18">"1"</text:span><text:span text:style-name="T6">), </text:span><text:span text:style-name="T1">new</text:span><text:span text:style-name="T6"> BigDecimal(</text:span><text:span text:style-name="T18">"171.20"</text:span><text:span text:style-name="T6">), designProduct);</text:span></text:p>
      <text:p text:style-name="P6"><text:span text:style-name="T6"><text:tab/><text:tab/>allItems[1]=</text:span><text:span text:style-name="T1">new</text:span><text:span text:style-name="T6"> Item(</text:span><text:span text:style-name="T1">new</text:span><text:span text:style-name="T6"> BigDecimal(</text:span><text:span text:style-name="T18">"0.79"</text:span><text:span text:style-name="T6">), </text:span><text:span text:style-name="T1">new</text:span><text:span text:style-name="T6"> BigDecimal(</text:span><text:span text:style-name="T18">"0.94"</text:span><text:span text:style-name="T6">), </text:span><text:span text:style-name="T1">new</text:span><text:span text:style-name="T6"> BigDecimal(</text:span><text:span text:style-name="T18">"400"</text:span><text:span text:style-name="T6">), </text:span><text:span text:style-name="T1">new</text:span><text:span text:style-name="T6"> BigDecimal(</text:span><text:span text:style-name="T18">"376.04"</text:span><text:span text:style-name="T6">), balloonProduct);</text:span></text:p>
      <text:p text:style-name="P6"><text:span text:style-name="T6"><text:tab/><text:tab/>allItems[2]=</text:span><text:span text:style-name="T1">new</text:span><text:span text:style-name="T6"> Item(</text:span><text:span text:style-name="T1">new</text:span><text:span text:style-name="T6"> BigDecimal(</text:span><text:span text:style-name="T18">"0.10"</text:span><text:span text:style-name="T6">), </text:span><text:span text:style-name="T1">new</text:span><text:span text:style-name="T6"> BigDecimal(</text:span><text:span text:style-name="T18">"0.12"</text:span><text:span text:style-name="T6">), </text:span><text:span text:style-name="T1">new</text:span><text:span text:style-name="T6"> </text:span><text:span text:style-name="T6">BigDecimal(</text:span><text:span text:style-name="T18">"200"</text:span><text:span text:style-name="T6">), </text:span><text:span text:style-name="T1">new</text:span><text:span text:style-name="T6"> BigDecimal(</text:span><text:span text:style-name="T18">"23.80"</text:span><text:span text:style-name="T6">), airProduct);</text:span></text:p>
      <text:p text:style-name="P6"><text:span text:style-name="T6"><text:tab/><text:tab/></text:span><text:span text:style-name="T1">return</text:span><text:span text:style-name="T6"> allItems;</text:span></text:p>
      <text:p text:style-name="P3"><text:tab/>}</text:p>
      <text:p text:style-name="P6"/>
      <text:p text:style-name="P6"><text:span text:style-name="T6"><text:tab/></text:span><text:span text:style-name="T1">class</text:span><text:span text:style-name="T6"> Contact </text:span><text:span text:style-name="T1">implements</text:span><text:span text:style-name="T6"> IZUGFeRDExportableContact {</text:span></text:p>
      <text:p text:style-name="P6"/>
      <text:p text:style-name="P6"><text:span text:style-name="T6"><text:tab/><text:tab/></text:span><text:span text:style-name="T28">@Override</text:span></text:p>
      <text:p text:style-name="P6"><text:span text:style-name="T6"><text:tab/><text:tab/></text:span><text:span text:style-name="T1">public</text:span><text:span text:style-name="T6"> String getCountry() {</text:span></text:p>
      <text:p text:style-name="P6"><text:span text:style-name="T6"><text:tab/><text:tab/><text:tab/></text:span><text:span text:style-name="T1">return</text:span><text:span text:style-name="T6"> </text:span><text:span text:style-name="T18">"DE"</text:span><text:span text:style-name="T6">;</text:span></text:p>
      <text:p text:style-name="P3"><text:tab/><text:tab/>}</text:p>
      <text:p text:style-name="P6"/>
      <text:p text:style-name="P6"><text:span text:style-name="T6"><text:tab/><text:tab/></text:span><text:span text:style-name="T28">@Override</text:span></text:p>
      <text:p text:style-name="P6"><text:span text:style-name="T6"><text:tab/><text:tab/></text:span><text:span text:style-name="T1">public</text:span><text:span text:style-name="T6"> String getLocation() {</text:span></text:p>
      <text:p text:style-name="P6"><text:span text:style-name="T6"><text:tab/><text:tab/><text:tab/></text:span><text:span text:style-name="T1">return</text:span><text:span text:style-name="T6"> </text:span><text:span text:style-name="T18">"Spielkreis"</text:span><text:span text:style-name="T6">;</text:span></text:p>
      <text:p text:style-name="P3"><text:tab/><text:tab/>}</text:p>
      <text:p text:style-name="P6"/>
      <text:p text:style-name="P6"><text:span text:style-name="T6"><text:tab/><text:tab/></text:span><text:span text:style-name="T28">@Override</text:span></text:p>
      <text:p text:style-name="P6"><text:span text:style-name="T6"><text:tab/><text:tab/></text:span><text:span text:style-name="T1">public</text:span><text:span text:style-name="T6"> String getName() {</text:span></text:p>
      <text:p text:style-name="P6"><text:span text:style-name="T6"><text:tab/><text:tab/><text:tab/></text:span><text:span text:style-name="T1">return</text:span><text:span text:style-name="T6"> </text:span><text:span text:style-name="T18">"Theodor Est"</text:span><text:span text:style-name="T6">;</text:span></text:p>
      <text:p text:style-name="P3"><text:tab/><text:tab/>}</text:p>
      <text:p text:style-name="P6"/>
      <text:p text:style-name="P6"><text:span text:style-name="T6"><text:tab/><text:tab/></text:span><text:span text:style-name="T28">@Override</text:span></text:p>
      <text:p text:style-name="P6"><text:span text:style-name="T6"><text:tab/><text:tab/></text:span><text:span text:style-name="T1">public</text:span><text:span text:style-name="T6"> String getStreet() {</text:span></text:p>
      <text:p text:style-name="P6"><text:span text:style-name="T6"><text:tab/><text:tab/><text:tab/></text:span><text:span text:style-name="T1">return</text:span><text:span text:style-name="T6"> </text:span><text:span text:style-name="T18">"Bahnstr. 42"</text:span><text:span text:style-name="T6">;</text:span></text:p>
      <text:p text:style-name="P3"><text:tab/><text:tab/>}</text:p>
      <text:p text:style-name="P6"/>
      <text:p text:style-name="P6"><text:span text:style-name="T6"><text:tab/><text:tab/></text:span><text:span text:style-name="T28">@Override</text:span></text:p>
      <text:p text:style-name="P6"><text:span text:style-name="T6"><text:tab/><text:tab/></text:span><text:span text:style-name="T1">public</text:span><text:span text:style-name="T6"> String getVATID() {</text:span></text:p>
      <text:p text:style-name="P6"><text:span text:style-name="T6"><text:tab/><text:tab/><text:tab/></text:span><text:span text:style-name="T1">return</text:span><text:span text:style-name="T6"> </text:span><text:span text:style-name="T18">"DE999999999"</text:span><text:span text:style-name="T6">;</text:span></text:p>
      <text:p text:style-name="P3"><text:tab/><text:tab/>}</text:p>
      <text:p text:style-name="P6"/>
      <text:p text:style-name="P6"><text:span text:style-name="T6"><text:tab/><text:tab/></text:span><text:span text:style-name="T28">@Override</text:span></text:p>
      <text:p text:style-name="P6"><text:span text:style-name="T6"><text:tab/><text:tab/></text:span><text:span text:style-name="T1">public</text:span><text:span text:style-name="T6"> String getZIP() {</text:span></text:p>
      <text:p text:style-name="P6"><text:span text:style-name="T6"><text:tab/><text:tab/><text:tab/></text:span><text:span text:style-name="T1">return</text:span><text:span text:style-name="T6"> </text:span><text:span text:style-name="T18">"88802"</text:span><text:span text:style-name="T6">;</text:span></text:p>
      <text:p text:style-name="P3"><text:tab/><text:tab/>}</text:p>
      <text:p text:style-name="P3"><text:tab/>}</text:p>
      <text:p text:style-name="P6"/>
      <text:p text:style-name="P6"><text:span text:style-name="T6"><text:tab/></text:span><text:span text:style-name="T1">class</text:span><text:span text:style-name="T6"> Item </text:span><text:span text:style-name="T1">implements</text:span><text:span text:style-name="T6"> IZUGFeRDExportableItem {</text:span></text:p>
      <text:p text:style-name="P6"/>
      <text:p text:style-name="P6"><text:span text:style-name="T6"><text:tab/><text:tab/></text:span><text:span text:style-name="T1">public</text:span><text:span text:style-name="T6"> Item(BigDecimal price, BigDecimal priceGross,</text:span></text:p>
      <text:p text:style-name="P3"><text:tab/><text:tab/><text:tab/><text:tab/>BigDecimal quantity, BigDecimal totalGross, Product product) {</text:p>
      <text:p text:style-name="P6"><text:span text:style-name="T6"><text:tab/><text:tab/><text:tab/></text:span><text:span text:style-name="T1">super</text:span><text:span text:style-name="T6">();</text:span></text:p>
      <text:p text:style-name="P6"><text:span text:style-name="T6"><text:tab/><text:tab/><text:tab/></text:span><text:span text:style-name="T1">this</text:span><text:span text:style-name="T6">.</text:span><text:span text:style-name="T23">price</text:span><text:span text:style-name="T6"> = price;</text:span></text:p>
      <text:p text:style-name="P6"><text:span text:style-name="T6"><text:tab/><text:tab/><text:tab/></text:span><text:span text:style-name="T1">this</text:span><text:span text:style-name="T6">.</text:span><text:span text:style-name="T23">priceGross</text:span><text:span text:style-name="T6"> = priceGross;</text:span></text:p>
      <text:p text:style-name="P6"><text:span text:style-name="T6"><text:tab/><text:tab/><text:tab/></text:span><text:span text:style-name="T1">this</text:span><text:span text:style-name="T6">.</text:span><text:span text:style-name="T23">quantity</text:span><text:span text:style-name="T6"> = quantity;</text:span></text:p>
      <text:p text:style-name="P6"><text:span text:style-name="T6"><text:tab/><text:tab/><text:tab/></text:span><text:span text:style-name="T1">this</text:span><text:span text:style-name="T6">.</text:span><text:span text:style-name="T23">totalGross</text:span><text:span text:style-name="T6"> = totalGross;</text:span></text:p>
      <text:p text:style-name="P6"><text:span text:style-name="T6"><text:tab/><text:tab/><text:tab/></text:span><text:span text:style-name="T1">this</text:span><text:span text:style-name="T6">.</text:span><text:span text:style-name="T23">product</text:span><text:span text:style-name="T6"> = product;</text:span></text:p>
      <text:p text:style-name="P3"><text:tab/><text:tab/>}</text:p>
      <text:p text:style-name="P6"/>
      <text:p text:style-name="P6"><text:span text:style-name="T6"><text:tab/><text:tab/></text:span><text:span text:style-name="T1">private</text:span><text:span text:style-name="T6"> BigDecimal </text:span><text:span text:style-name="T23">price</text:span><text:span text:style-name="T6">, </text:span><text:span text:style-name="T23">priceGross</text:span><text:span text:style-name="T6">, </text:span><text:span text:style-name="T23">quantity</text:span><text:span text:style-name="T6">, </text:span><text:span text:style-name="T23">totalGross</text:span><text:span text:style-name="T6">;</text:span></text:p>
      <text:p text:style-name="P6"><text:span text:style-name="T6"><text:tab/><text:tab/></text:span><text:span text:style-name="T1">private</text:span><text:span text:style-name="T6"> Product </text:span><text:span text:style-name="T23">product</text:span><text:span text:style-name="T6">;</text:span></text:p>
      <text:p text:style-name="P6"/>
      <text:p text:style-name="P6"><text:span text:style-name="T6"><text:tab/><text:tab/></text:span><text:span text:style-name="T1">public</text:span><text:span text:style-name="T6"> BigDecimal getPrice() {</text:span></text:p>
      <text:p text:style-name="P6"><text:span text:style-name="T6"><text:tab/><text:tab/><text:tab/></text:span><text:span text:style-name="T1">return</text:span><text:span text:style-name="T6"> </text:span><text:span text:style-name="T23">price</text:span><text:span text:style-name="T6">;</text:span></text:p>
      <text:p text:style-name="P3"><text:tab/><text:tab/>}</text:p>
      <text:p text:style-name="P6"/>
      <text:p text:style-name="P6"><text:span text:style-name="T6"><text:tab/><text:tab/></text:span><text:span text:style-name="T1">public</text:span><text:span text:style-name="T6"> </text:span><text:span text:style-name="T1">void</text:span><text:span text:style-name="T6"> setPrice(BigDecimal price) {</text:span></text:p>
      <text:p text:style-name="P6"><text:span text:style-name="T6"><text:tab/><text:tab/><text:tab/></text:span><text:span text:style-name="T1">this</text:span><text:span text:style-name="T6">.</text:span><text:span text:style-name="T23">price</text:span><text:span text:style-name="T6"> = price;</text:span></text:p>
      <text:p text:style-name="P3"><text:tab/><text:tab/>}</text:p>
      <text:p text:style-name="P6"/>
      <text:p text:style-name="P6"><text:span text:style-name="T6"><text:tab/><text:tab/></text:span><text:span text:style-name="T1">public</text:span><text:span text:style-name="T6"> BigDecimal getPriceGross() {</text:span></text:p>
      <text:p text:style-name="P6"><text:span text:style-name="T6"><text:tab/><text:tab/><text:tab/></text:span><text:span text:style-name="T1">return</text:span><text:span text:style-name="T6"> </text:span><text:span text:style-name="T23">priceGross</text:span><text:span text:style-name="T6">;</text:span></text:p>
      <text:p text:style-name="P3"><text:soft-page-break/><text:tab/><text:tab/>}</text:p>
      <text:p text:style-name="P6"/>
      <text:p text:style-name="P6"><text:span text:style-name="T6"><text:tab/><text:tab/></text:span><text:span text:style-name="T1">public</text:span><text:span text:style-name="T6"> </text:span><text:span text:style-name="T1">void</text:span><text:span text:style-name="T6"> setPriceGross(BigDecimal priceGross) {</text:span></text:p>
      <text:p text:style-name="P6"><text:span text:style-name="T6"><text:tab/><text:tab/><text:tab/></text:span><text:span text:style-name="T1">this</text:span><text:span text:style-name="T6">.</text:span><text:span text:style-name="T23">priceGross</text:span><text:span text:style-name="T6"> = priceGross;</text:span></text:p>
      <text:p text:style-name="P3"><text:tab/><text:tab/>}</text:p>
      <text:p text:style-name="P6"/>
      <text:p text:style-name="P6"><text:span text:style-name="T6"><text:tab/><text:tab/></text:span><text:span text:style-name="T1">public</text:span><text:span text:style-name="T6"> BigDecimal getQuantity() {</text:span></text:p>
      <text:p text:style-name="P6"><text:span text:style-name="T6"><text:tab/><text:tab/><text:tab/></text:span><text:span text:style-name="T1">return</text:span><text:span text:style-name="T6"> </text:span><text:span text:style-name="T23">quantity</text:span><text:span text:style-name="T6">;</text:span></text:p>
      <text:p text:style-name="P3"><text:tab/><text:tab/>}</text:p>
      <text:p text:style-name="P6"/>
      <text:p text:style-name="P6"><text:span text:style-name="T6"><text:tab/><text:tab/></text:span><text:span text:style-name="T1">public</text:span><text:span text:style-name="T6"> </text:span><text:span text:style-name="T1">void</text:span><text:span text:style-name="T6"> setQuantity(BigDecimal quantity) {</text:span></text:p>
      <text:p text:style-name="P6"><text:span text:style-name="T6"><text:tab/><text:tab/><text:tab/></text:span><text:span text:style-name="T1">this</text:span><text:span text:style-name="T6">.</text:span><text:span text:style-name="T23">quantity</text:span><text:span text:style-name="T6"> = quantity;</text:span></text:p>
      <text:p text:style-name="P3"><text:tab/><text:tab/>}</text:p>
      <text:p text:style-name="P6"/>
      <text:p text:style-name="P6"><text:span text:style-name="T6"><text:tab/><text:tab/></text:span><text:span text:style-name="T1">public</text:span><text:span text:style-name="T6"> BigDecimal getTotalGross() {</text:span></text:p>
      <text:p text:style-name="P6"><text:span text:style-name="T6"><text:tab/><text:tab/><text:tab/></text:span><text:span text:style-name="T1">return</text:span><text:span text:style-name="T6"> </text:span><text:span text:style-name="T23">totalGross</text:span><text:span text:style-name="T6">;</text:span></text:p>
      <text:p text:style-name="P3"><text:tab/><text:tab/>}</text:p>
      <text:p text:style-name="P6"/>
      <text:p text:style-name="P6"><text:span text:style-name="T6"><text:tab/><text:tab/></text:span><text:span text:style-name="T1">public</text:span><text:span text:style-name="T6"> </text:span><text:span text:style-name="T1">void</text:span><text:span text:style-name="T6"> setTotalGross(BigDecimal totalGross) {</text:span></text:p>
      <text:p text:style-name="P6"><text:span text:style-name="T6"><text:tab/><text:tab/><text:tab/></text:span><text:span text:style-name="T1">this</text:span><text:span text:style-name="T6">.</text:span><text:span text:style-name="T23">totalGross</text:span><text:span text:style-name="T6"> = totalGross;</text:span></text:p>
      <text:p text:style-name="P3"><text:tab/><text:tab/>}</text:p>
      <text:p text:style-name="P6"/>
      <text:p text:style-name="P6"><text:span text:style-name="T6"><text:tab/><text:tab/></text:span><text:span text:style-name="T1">public</text:span><text:span text:style-name="T6"> Product getProduct() {</text:span></text:p>
      <text:p text:style-name="P6"><text:span text:style-name="T6"><text:tab/><text:tab/><text:tab/></text:span><text:span text:style-name="T1">return</text:span><text:span text:style-name="T6"> </text:span><text:span text:style-name="T23">product</text:span><text:span text:style-name="T6">;</text:span></text:p>
      <text:p text:style-name="P3"><text:tab/><text:tab/>}</text:p>
      <text:p text:style-name="P6"/>
      <text:p text:style-name="P6"><text:span text:style-name="T6"><text:tab/><text:tab/></text:span><text:span text:style-name="T1">public</text:span><text:span text:style-name="T6"> </text:span><text:span text:style-name="T1">void</text:span><text:span text:style-name="T6"> setProduct(Product product) {</text:span></text:p>
      <text:p text:style-name="P6"><text:span text:style-name="T6"><text:tab/><text:tab/><text:tab/></text:span><text:span text:style-name="T1">this</text:span><text:span text:style-name="T6">.</text:span><text:span text:style-name="T23">product</text:span><text:span text:style-name="T6"> = product;</text:span></text:p>
      <text:p text:style-name="P3"><text:tab/><text:tab/>}</text:p>
      <text:p text:style-name="P6"/>
      <text:p text:style-name="P3"><text:tab/>}</text:p>
      <text:p text:style-name="P6"/>
      <text:p text:style-name="P6"><text:span text:style-name="T6"><text:tab/></text:span><text:span text:style-name="T1">class</text:span><text:span text:style-name="T6"> Product </text:span><text:span text:style-name="T1">implements</text:span><text:span text:style-name="T6"> IZUGFeRDExportableProduct {</text:span></text:p>
      <text:p text:style-name="P6"><text:span text:style-name="T6"><text:tab/><text:tab/></text:span><text:span text:style-name="T1">private</text:span><text:span text:style-name="T6"> String </text:span><text:span text:style-name="T23">description</text:span><text:span text:style-name="T6">, </text:span><text:span text:style-name="T23">name</text:span><text:span text:style-name="T6">, </text:span><text:span text:style-name="T23">unit</text:span><text:span text:style-name="T6">;</text:span></text:p>
      <text:p text:style-name="P6"><text:span text:style-name="T6"><text:tab/><text:tab/></text:span><text:span text:style-name="T1">private</text:span><text:span text:style-name="T6"> BigDecimal </text:span><text:span text:style-name="T23">VATPercent</text:span><text:span text:style-name="T6">;</text:span></text:p>
      <text:p text:style-name="P6"/>
      <text:p text:style-name="P6"><text:span text:style-name="T6"><text:tab/><text:tab/></text:span><text:span text:style-name="T1">public</text:span><text:span text:style-name="T6"> Product(String description, String name, String unit,</text:span></text:p>
      <text:p text:style-name="P3"><text:tab/><text:tab/><text:tab/><text:tab/>BigDecimal VATPercent) {</text:p>
      <text:p text:style-name="P6"><text:span text:style-name="T6"><text:tab/><text:tab/><text:tab/></text:span><text:span text:style-name="T1">super</text:span><text:span text:style-name="T6">();</text:span></text:p>
      <text:p text:style-name="P6"><text:span text:style-name="T6"><text:tab/><text:tab/><text:tab/></text:span><text:span text:style-name="T1">this</text:span><text:span text:style-name="T6">.</text:span><text:span text:style-name="T23">description</text:span><text:span text:style-name="T6"> = description;</text:span></text:p>
      <text:p text:style-name="P6"><text:span text:style-name="T6"><text:tab/><text:tab/><text:tab/></text:span><text:span text:style-name="T1">this</text:span><text:span text:style-name="T6">.</text:span><text:span text:style-name="T23">name</text:span><text:span text:style-name="T6"> = name;</text:span></text:p>
      <text:p text:style-name="P6"><text:span text:style-name="T6"><text:tab/><text:tab/><text:tab/></text:span><text:span text:style-name="T1">this</text:span><text:span text:style-name="T6">.</text:span><text:span text:style-name="T23">unit</text:span><text:span text:style-name="T6"> = unit;</text:span></text:p>
      <text:p text:style-name="P6"><text:span text:style-name="T6"><text:tab/><text:tab/><text:tab/></text:span><text:span text:style-name="T1">this</text:span><text:span text:style-name="T6">.</text:span><text:span text:style-name="T23">VATPercent</text:span><text:span text:style-name="T6"> = VATPercent;</text:span></text:p>
      <text:p text:style-name="P3"><text:tab/><text:tab/>}</text:p>
      <text:p text:style-name="P3"><text:tab/><text:tab/></text:p>
      <text:p text:style-name="P6"><text:span text:style-name="T6"><text:tab/><text:tab/></text:span><text:span text:style-name="T1">public</text:span><text:span text:style-name="T6"> String getDescription() {</text:span></text:p>
      <text:p text:style-name="P6"><text:span text:style-name="T6"><text:tab/><text:tab/><text:tab/></text:span><text:span text:style-name="T1">return</text:span><text:span text:style-name="T6"> </text:span><text:span text:style-name="T23">description</text:span><text:span text:style-name="T6">;</text:span></text:p>
      <text:p text:style-name="P3"><text:tab/><text:tab/>}</text:p>
      <text:p text:style-name="P6"/>
      <text:p text:style-name="P6"><text:span text:style-name="T6"><text:tab/><text:tab/></text:span><text:span text:style-name="T1">public</text:span><text:span text:style-name="T6"> </text:span><text:span text:style-name="T1">void</text:span><text:span text:style-name="T6"> setDescription(String description) {</text:span></text:p>
      <text:p text:style-name="P6"><text:span text:style-name="T6"><text:tab/><text:tab/><text:tab/></text:span><text:span text:style-name="T1">this</text:span><text:span text:style-name="T6">.</text:span><text:span text:style-name="T23">description</text:span><text:span text:style-name="T6"> = description;</text:span></text:p>
      <text:p text:style-name="P3"><text:tab/><text:tab/>}</text:p>
      <text:p text:style-name="P6"/>
      <text:p text:style-name="P6"><text:span text:style-name="T6"><text:tab/><text:tab/></text:span><text:span text:style-name="T1">public</text:span><text:span text:style-name="T6"> String getName() {</text:span></text:p>
      <text:p text:style-name="P6"><text:span text:style-name="T6"><text:tab/><text:tab/><text:tab/></text:span><text:span text:style-name="T1">return</text:span><text:span text:style-name="T6"> </text:span><text:span text:style-name="T23">name</text:span><text:span text:style-name="T6">;</text:span></text:p>
      <text:p text:style-name="P3"><text:tab/><text:tab/>}</text:p>
      <text:p text:style-name="P6"/>
      <text:p text:style-name="P6"><text:span text:style-name="T6"><text:tab/><text:tab/></text:span><text:span text:style-name="T1">public</text:span><text:span text:style-name="T6"> </text:span><text:span text:style-name="T1">void</text:span><text:span text:style-name="T6"> setName(String name) {</text:span></text:p>
      <text:p text:style-name="P6"><text:span text:style-name="T6"><text:tab/><text:tab/><text:tab/></text:span><text:span text:style-name="T1">this</text:span><text:span text:style-name="T6">.</text:span><text:span text:style-name="T23">name</text:span><text:span text:style-name="T6"> = name;</text:span></text:p>
      <text:p text:style-name="P3"><text:tab/><text:tab/>}</text:p>
      <text:p text:style-name="P6"/>
      <text:p text:style-name="P6"><text:span text:style-name="T6"><text:tab/><text:tab/></text:span><text:span text:style-name="T1">public</text:span><text:span text:style-name="T6"> String getUnit() {</text:span></text:p>
      <text:p text:style-name="P6"><text:span text:style-name="T6"><text:tab/><text:tab/><text:tab/></text:span><text:span text:style-name="T1">return</text:span><text:span text:style-name="T6"> </text:span><text:span text:style-name="T23">unit</text:span><text:span text:style-name="T6">;</text:span></text:p>
      <text:p text:style-name="P3"><text:tab/><text:tab/>}</text:p>
      <text:p text:style-name="P6"/>
      <text:p text:style-name="P6"><text:span text:style-name="T6"><text:tab/><text:tab/></text:span><text:span text:style-name="T1">public</text:span><text:span text:style-name="T6"> </text:span><text:span text:style-name="T1">void</text:span><text:span text:style-name="T6"> setUnit(String unit) {</text:span></text:p>
      <text:p text:style-name="P6"><text:span text:style-name="T6"><text:tab/><text:tab/><text:tab/></text:span><text:span text:style-name="T1">this</text:span><text:span text:style-name="T6">.</text:span><text:span text:style-name="T23">unit</text:span><text:span text:style-name="T6"> = unit;</text:span></text:p>
      <text:p text:style-name="P3"><text:tab/><text:tab/>}</text:p>
      <text:p text:style-name="P6"/>
      <text:p text:style-name="P6"><text:span text:style-name="T6"><text:tab/><text:tab/></text:span><text:span text:style-name="T1">public</text:span><text:span text:style-name="T6"> BigDecimal getVATPercent() {</text:span></text:p>
      <text:p text:style-name="P6"><text:span text:style-name="T6"><text:tab/><text:tab/><text:tab/></text:span><text:span text:style-name="T1">return</text:span><text:span text:style-name="T6"> </text:span><text:span text:style-name="T23">VATPercent</text:span><text:span text:style-name="T6">;</text:span></text:p>
      <text:p text:style-name="P3"><text:soft-page-break/><text:tab/><text:tab/>}</text:p>
      <text:p text:style-name="P6"/>
      <text:p text:style-name="P6"><text:span text:style-name="T6"><text:tab/><text:tab/></text:span><text:span text:style-name="T1">public</text:span><text:span text:style-name="T6"> </text:span><text:span text:style-name="T1">void</text:span><text:span text:style-name="T6"> setVATPercent(BigDecimal vATPercent) {</text:span></text:p>
      <text:p text:style-name="P6"><text:span text:style-name="T6"><text:tab/><text:tab/><text:tab/></text:span><text:span text:style-name="T23">VATPercent</text:span><text:span text:style-name="T6"> = vATPercent;</text:span></text:p>
      <text:p text:style-name="P3"><text:tab/><text:tab/>}</text:p>
      <text:p text:style-name="P6"/>
      <text:p text:style-name="P3"><text:tab/>}</text:p>
      <text:p text:style-name="P6"/>
      <text:p text:style-name="P6"><text:span text:style-name="T6"><text:tab/></text:span><text:span text:style-name="T1">private</text:span><text:span text:style-name="T6"> </text:span><text:span text:style-name="T1">void</text:span><text:span text:style-name="T6"> apply() {</text:span></text:p>
      <text:p text:style-name="P3"><text:tab/><text:tab/>PDDocument doc; </text:p>
      <text:p text:style-name="P6"><text:span text:style-name="T6"><text:tab/><text:tab/></text:span><text:span text:style-name="T1">try</text:span><text:span text:style-name="T6"> { </text:span></text:p>
      <text:p text:style-name="P6"><text:span text:style-name="T6"><text:tab/><text:tab/><text:tab/>System.</text:span><text:span text:style-name="T24">out</text:span><text:span text:style-name="T6">.println(</text:span><text:span text:style-name="T18">"Lese Blanko-PDF"</text:span><text:span text:style-name="T6">);</text:span></text:p>
      <text:p text:style-name="P6"><text:span text:style-name="T6"><text:tab/><text:tab/><text:tab/>doc = PDDocument.</text:span><text:span text:style-name="T12">load</text:span><text:span text:style-name="T6">(</text:span><text:span text:style-name="T18">"./MustangGnuaccountingBeispielRE-20150613_503blanko.pdf"</text:span><text:span text:style-name="T6">); </text:span></text:p>
      <text:p text:style-name="P6"><text:span text:style-name="T6"><text:tab/><text:tab/><text:tab/></text:span><text:span text:style-name="T29">// automatically add </text:span><text:span text:style-name="T30">Zugferd</text:span><text:span text:style-name="T29"> to all outgoing invoices </text:span></text:p>
      <text:p text:style-name="P6"><text:span text:style-name="T6"><text:tab/><text:tab/><text:tab/>ZUGFeRDExporter ze = </text:span><text:span text:style-name="T1">new</text:span><text:span text:style-name="T6"> ZUGFeRDExporter(); </text:span></text:p>
      <text:p text:style-name="P6"><text:span text:style-name="T6"><text:tab/><text:tab/><text:tab/>System.</text:span><text:span text:style-name="T24">out</text:span><text:span text:style-name="T6">.println(</text:span><text:span text:style-name="T18">"Wandle in PDF/A-3u um"</text:span><text:span text:style-name="T6">);</text:span></text:p>
      <text:p text:style-name="P6"><text:span text:style-name="T6"><text:tab/><text:tab/><text:tab/>ze.PDFmakeA3compliant(doc, </text:span><text:span text:style-name="T18">"My Application"</text:span><text:span text:style-name="T6">, </text:span></text:p>
      <text:p text:style-name="P6"><text:span text:style-name="T6"><text:tab/><text:tab/><text:tab/><text:tab/><text:tab/>System.</text:span><text:span text:style-name="T12">getProperty</text:span><text:span text:style-name="T6">(</text:span><text:span text:style-name="T18">"user.name"</text:span><text:span text:style-name="T6">), </text:span><text:span text:style-name="T1">true</text:span><text:span text:style-name="T6">); </text:span></text:p>
      <text:p text:style-name="P6"><text:span text:style-name="T6"><text:tab/><text:tab/><text:tab/>System.</text:span><text:span text:style-name="T24">out</text:span><text:span text:style-name="T6">.println(</text:span><text:span text:style-name="T18">"ZUGFeRD-Daten generieren und anhängen"</text:span><text:span text:style-name="T6">);</text:span></text:p>
      <text:p text:style-name="P6"><text:span text:style-name="T6"><text:tab/><text:tab/><text:tab/>ze.PDFattachZugferdFile(doc, </text:span><text:span text:style-name="T1">this</text:span><text:span text:style-name="T6">); </text:span></text:p>
      <text:p text:style-name="P6"><text:span text:style-name="T6"><text:tab/><text:tab/><text:tab/>System.</text:span><text:span text:style-name="T24">out</text:span><text:span text:style-name="T6">.println(</text:span><text:span text:style-name="T18">"Schreibe ZUGFeRD-PDF"</text:span><text:span text:style-name="T6">);</text:span></text:p>
      <text:p text:style-name="P6"><text:span text:style-name="T6"><text:tab/><text:tab/><text:tab/>doc.save(</text:span><text:span text:style-name="T18">"./MustangGnuaccountingBeispielRE-20150613_503new.pdf"</text:span><text:span text:style-name="T6">); </text:span></text:p>
      <text:p text:style-name="P6"><text:span text:style-name="T6"><text:tab/><text:tab/><text:tab/>System.</text:span><text:span text:style-name="T24">out</text:span><text:span text:style-name="T6">.println(</text:span><text:span text:style-name="T18">"Fertig."</text:span><text:span text:style-name="T6">);<text:tab/><text:tab/><text:tab/></text:span></text:p>
      <text:p text:style-name="P6"><text:span text:style-name="T6"><text:tab/><text:tab/>} </text:span><text:span text:style-name="T1">catch</text:span><text:span text:style-name="T6"> (IOException e) { </text:span></text:p>
      <text:p text:style-name="P3"><text:tab/><text:tab/><text:tab/>e.printStackTrace(); </text:p>
      <text:p text:style-name="P6"><text:span text:style-name="T6"><text:tab/><text:tab/>} </text:span><text:span text:style-name="T1">catch</text:span><text:span text:style-name="T6"> (TransformerException e) { </text:span></text:p>
      <text:p text:style-name="P3"><text:tab/><text:tab/><text:tab/>e.printStackTrace(); </text:p>
      <text:p text:style-name="P6"><text:span text:style-name="T6"><text:tab/><text:tab/>} </text:span><text:span text:style-name="T1">catch</text:span><text:span text:style-name="T6"> (COSVisitorException e) { </text:span></text:p>
      <text:p text:style-name="P3"><text:tab/><text:tab/><text:tab/>e.printStackTrace(); </text:p>
      <text:p text:style-name="P3"><text:tab/><text:tab/>}</text:p>
      <text:p text:style-name="P6"/>
      <text:p text:style-name="P3"><text:tab/>}</text:p>
      <text:p text:style-name="P3"><text:tab/></text:p>
      <text:p text:style-name="P6"><text:span text:style-name="T6"><text:tab/></text:span><text:span text:style-name="T1">public</text:span><text:span text:style-name="T6"> </text:span><text:span text:style-name="T1">static</text:span><text:span text:style-name="T6"> </text:span><text:span text:style-name="T1">void</text:span><text:span text:style-name="T6"> main(String[] args) {</text:span></text:p>
      <text:p text:style-name="P6"><text:span text:style-name="T6"><text:tab/><text:tab/>MustangWriter mw=</text:span><text:span text:style-name="T1">new</text:span><text:span text:style-name="T6"> MustangWriter();<text:tab/></text:span></text:p>
      <text:p text:style-name="P3"><text:tab/><text:tab/>mw.apply();</text:p>
      <text:p text:style-name="P6"/>
      <text:p text:style-name="P3"><text:tab/>}</text:p>
      <text:p text:style-name="P6"/>
      <text:p text:style-name="P3">}</text:p>
      <text:p text:style-name="P13"/>
      <text:h text:style-name="Heading_20_3" text:outline-level="3"><text:bookmark-start text:name="__RefHeading__3546_418471081"/>Schreiben eigener XML-Daten<text:bookmark-end text:name="__RefHeading__3546_418471081"/></text:h>
      <text:p text:style-name="Text_20_body">Sollten Sie eine eigene Implementierung verwenden um <text:s/>ZUGFeRD-XML-Daten zu erzeugen können Sie diese mit <text:span text:style-name="T15">setZUGFeRDXMLData </text:span>schreiben,<text:span text:style-name="T15"> PDFattachZugferdFile </text:span>enthält dann einen null-Parameter wie folgt:</text:p>
      <text:p text:style-name="P7"><text:span text:style-name="T15"><text:tab/><text:tab/><text:tab/> </text:span><text:span text:style-name="T16">doc</text:span><text:span text:style-name="T15"> = </text:span><text:span text:style-name="T16">PDDocument</text:span><text:span text:style-name="T15">.load(</text:span><text:span text:style-name="T22">"./</text:span><text:span text:style-name="T22">Source</text:span><text:span text:style-name="T22">.pdf"</text:span><text:span text:style-name="T15">);</text:span></text:p>
      <text:p text:style-name="P7"><text:span text:style-name="T15"><text:tab/> <text:s text:c="11"/></text:span><text:span text:style-name="T31">// automatically add </text:span><text:span text:style-name="T32">Zugferd</text:span><text:span text:style-name="T31"> to all outgoing invoices</text:span></text:p>
      <text:p text:style-name="P7"><text:span text:style-name="T15"><text:tab/> <text:s text:c="11"/></text:span><text:span text:style-name="T16">ZUGFeRDExporter</text:span><text:span text:style-name="T15"> </text:span><text:span text:style-name="T35">ze</text:span><text:span text:style-name="T15"> = </text:span><text:span text:style-name="T5">new</text:span><text:span text:style-name="T15"> </text:span><text:span text:style-name="T16">ZUGFeRDExporter</text:span><text:span text:style-name="T15">();</text:span></text:p>
      <text:p text:style-name="P7"><text:span text:style-name="T15"><text:tab/> <text:s text:c="11"/>System.</text:span><text:span text:style-name="T27">out</text:span><text:span text:style-name="T15">.println(</text:span><text:span text:style-name="T22">"Converting to PDF/A-3u"</text:span><text:span text:style-name="T15">);</text:span></text:p>
      <text:p text:style-name="P7"><text:span text:style-name="T15"><text:tab/> <text:s text:c="11"/></text:span><text:span text:style-name="T35">ze</text:span><text:span text:style-name="T15">.PDFmakeA3compliant(</text:span><text:span text:style-name="T16">doc</text:span><text:span text:style-name="T15">, </text:span><text:span text:style-name="T22">"My Application"</text:span><text:span text:style-name="T15">,</text:span></text:p>
      <text:p text:style-name="P7"><text:span text:style-name="T15"><text:tab/> <text:s text:c="19"/>System.</text:span><text:span text:style-name="T17">getProperty</text:span><text:span text:style-name="T15">(</text:span><text:span text:style-name="T22">"user.name"</text:span><text:span text:style-name="T15">), </text:span><text:span text:style-name="T5">true</text:span><text:span text:style-name="T15">);</text:span></text:p>
      <text:p text:style-name="P7"><text:span text:style-name="T15"><text:tab/> <text:s text:c="11"/>System.</text:span><text:span text:style-name="T27">out</text:span><text:span text:style-name="T15">.println(</text:span><text:span text:style-name="T22">"</text:span><text:span text:style-name="T22">A</text:span><text:span text:style-name="T22">ttaching ZUGFeRD-Data"</text:span><text:span text:style-name="T15">);</text:span></text:p>
      <text:p text:style-name="P7"><text:span text:style-name="T15"><text:tab/> <text:s text:c="11"/>String </text:span><text:span text:style-name="T35">ownZUGFeRDXML</text:span><text:span text:style-name="T15"> = </text:span><text:span text:style-name="T22">"&lt;some&gt;&lt;xml attrib='value'/&gt;&lt;/some&gt;"</text:span><text:span text:style-name="T15">;</text:span></text:p>
      <text:p text:style-name="P7"><text:span text:style-name="T15"><text:tab/> <text:s text:c="11"/></text:span><text:span text:style-name="T35">ze</text:span><text:span text:style-name="T15">.setZUGFeRDXMLData(</text:span><text:span text:style-name="T35">ownZUGFeRDXML</text:span><text:span text:style-name="T15">.getBytes());</text:span></text:p>
      <text:p text:style-name="P7"><text:span text:style-name="T15"><text:tab/> <text:s text:c="11"/></text:span><text:span text:style-name="T35">ze</text:span><text:span text:style-name="T15">.PDFattachZugferdFile(</text:span><text:span text:style-name="T16">doc</text:span><text:span text:style-name="T15">, </text:span><text:span text:style-name="T5">null</text:span><text:span text:style-name="T15">);</text:span></text:p>
      <text:p text:style-name="P7"><text:span text:style-name="T15"><text:tab/> <text:s text:c="11"/>System.</text:span><text:span text:style-name="T27">out</text:span><text:span text:style-name="T15">.println(</text:span><text:span text:style-name="T22">"Writing ZUGFeRD-PDF"</text:span><text:span text:style-name="T15">);</text:span></text:p>
      <text:p text:style-name="P7"><text:span text:style-name="T15"><text:tab/> <text:s text:c="11"/></text:span><text:span text:style-name="T16">doc</text:span><text:span text:style-name="T15">.save(</text:span><text:span text:style-name="T22">"./Target.pdf"</text:span><text:span text:style-name="T15">);</text:span></text:p>
      <text:p text:style-name="P4"/>
      <text:h text:style-name="P29" text:outline-level="3"><text:bookmark-start text:name="__RefHeading__3566_2068240485"/>Zusatzfunktionen<text:bookmark-end text:name="__RefHeading__3566_2068240485"/></text:h>
      <text:p text:style-name="P8">ZUGFeRDExporter.setTest() setzt ein Attribut im ZUGFeRD-XML, das benutzt <text:soft-page-break/>wird um eine Testrechnung auszuzeichn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imbus Mono L" style:font-size-asian="10pt" style:font-name-complex="Liberation Mono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4</text:page-number> von 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chen Staerk</meta:initial-creator>
    <meta:creation-date>2014-05-29T15:44:42</meta:creation-date>
    <dc:date>2015-09-10T10:38:42</dc:date>
    <dc:creator>Jochen Stärk</dc:creator>
    <meta:editing-duration>PT5H58M31S</meta:editing-duration>
    <meta:editing-cycles>64</meta:editing-cycles>
    <meta:generator>OpenOffice/4.1.1$Unix OpenOffice.org_project/411m6$Build-9775</meta:generator>
    <meta:document-statistic meta:table-count="2" meta:image-count="0" meta:object-count="0" meta:page-count="12" meta:paragraph-count="500" meta:word-count="1905" meta:character-count="17996"/>
    <meta:user-defined meta:name="state">defaultstate</meta:user-defined>
  </office:meta>
</office:document-meta>
</file>